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hu" fo:country="HU" officeooo:rsid="001b8ebd" officeooo:paragraph-rsid="001b8ebd"/>
    </style:style>
    <style:style style:name="P2" style:family="paragraph" style:parent-style-name="Standard">
      <style:text-properties fo:language="hu" fo:country="HU" officeooo:rsid="001c8695" officeooo:paragraph-rsid="001c8695"/>
    </style:style>
    <style:style style:name="P3" style:family="paragraph" style:parent-style-name="Standard">
      <style:text-properties fo:language="hu" fo:country="HU" officeooo:rsid="001d0520" officeooo:paragraph-rsid="001d0520"/>
    </style:style>
    <style:style style:name="P4" style:family="paragraph" style:parent-style-name="Standard">
      <style:text-properties fo:language="hu" fo:country="HU" officeooo:rsid="00208216" officeooo:paragraph-rsid="00208216"/>
    </style:style>
    <style:style style:name="P5" style:family="paragraph" style:parent-style-name="Standard">
      <style:text-properties fo:language="hu" fo:country="HU" officeooo:rsid="0021b3e6" officeooo:paragraph-rsid="0021b3e6"/>
    </style:style>
    <style:style style:name="P6" style:family="paragraph" style:parent-style-name="Standard">
      <style:text-properties fo:language="hu" fo:country="HU" officeooo:rsid="0021c7e5" officeooo:paragraph-rsid="0021c7e5"/>
    </style:style>
    <style:style style:name="P7" style:family="paragraph" style:parent-style-name="Standard">
      <style:text-properties fo:language="hu" fo:country="HU" officeooo:rsid="00230994" officeooo:paragraph-rsid="00230994"/>
    </style:style>
    <style:style style:name="P8" style:family="paragraph" style:parent-style-name="Standard">
      <style:text-properties fo:language="hu" fo:country="HU" officeooo:rsid="00240351" officeooo:paragraph-rsid="00240351"/>
    </style:style>
    <style:style style:name="P9" style:family="paragraph" style:parent-style-name="Standard">
      <style:text-properties fo:language="hu" fo:country="HU" officeooo:rsid="00257080" officeooo:paragraph-rsid="00257080"/>
    </style:style>
    <style:style style:name="P10" style:family="paragraph" style:parent-style-name="Standard">
      <style:text-properties fo:language="hu" fo:country="HU" officeooo:rsid="00265684" officeooo:paragraph-rsid="00265684"/>
    </style:style>
    <style:style style:name="P11" style:family="paragraph" style:parent-style-name="Standard">
      <style:text-properties fo:language="hu" fo:country="HU" officeooo:rsid="00284ca0" officeooo:paragraph-rsid="00284ca0"/>
    </style:style>
    <style:style style:name="P12" style:family="paragraph" style:parent-style-name="Standard">
      <style:text-properties fo:language="hu" fo:country="HU" officeooo:rsid="0028f4d0" officeooo:paragraph-rsid="0028f4d0"/>
    </style:style>
    <style:style style:name="P13" style:family="paragraph" style:parent-style-name="Standard">
      <style:text-properties fo:language="hu" fo:country="HU" officeooo:rsid="002af1e2" officeooo:paragraph-rsid="002af1e2"/>
    </style:style>
    <style:style style:name="P14" style:family="paragraph" style:parent-style-name="Standard">
      <style:text-properties fo:language="hu" fo:country="HU" officeooo:rsid="002cd569" officeooo:paragraph-rsid="002cd569"/>
    </style:style>
    <style:style style:name="P15" style:family="paragraph" style:parent-style-name="Standard">
      <style:text-properties fo:language="hu" fo:country="HU" officeooo:rsid="002e2ebc" officeooo:paragraph-rsid="002e2ebc"/>
    </style:style>
    <style:style style:name="P16" style:family="paragraph" style:parent-style-name="Standard">
      <style:text-properties fo:language="hu" fo:country="HU" officeooo:rsid="002f9199" officeooo:paragraph-rsid="002f9199"/>
    </style:style>
    <style:style style:name="P17" style:family="paragraph" style:parent-style-name="Standard">
      <style:paragraph-properties fo:text-align="center" style:justify-single-word="false"/>
      <style:text-properties fo:language="hu" fo:country="HU" officeooo:rsid="002f9199" officeooo:paragraph-rsid="002f9199"/>
    </style:style>
    <style:style style:name="P18" style:family="paragraph" style:parent-style-name="Standard">
      <style:text-properties fo:language="hu" fo:country="HU" officeooo:rsid="00318dae" officeooo:paragraph-rsid="00318dae"/>
    </style:style>
    <style:style style:name="P19" style:family="paragraph" style:parent-style-name="Standard">
      <style:text-properties fo:language="hu" fo:country="HU" officeooo:rsid="00319690" officeooo:paragraph-rsid="00318dae"/>
    </style:style>
    <style:style style:name="P20" style:family="paragraph" style:parent-style-name="Standard">
      <style:text-properties fo:language="hu" fo:country="HU" officeooo:rsid="00319690" officeooo:paragraph-rsid="00319690"/>
    </style:style>
    <style:style style:name="P21" style:family="paragraph" style:parent-style-name="Standard">
      <style:text-properties fo:language="hu" fo:country="HU" officeooo:rsid="00328557" officeooo:paragraph-rsid="00328557"/>
    </style:style>
    <style:style style:name="P22" style:family="paragraph" style:parent-style-name="Standard">
      <style:text-properties fo:language="hu" fo:country="HU" officeooo:rsid="0032c227" officeooo:paragraph-rsid="00328557"/>
    </style:style>
    <style:style style:name="P23" style:family="paragraph" style:parent-style-name="Standard">
      <style:text-properties fo:language="hu" fo:country="HU" officeooo:rsid="0032c227" officeooo:paragraph-rsid="0032c227"/>
    </style:style>
    <style:style style:name="P24" style:family="paragraph" style:parent-style-name="Standard">
      <style:text-properties fo:language="hu" fo:country="HU" officeooo:rsid="0032f8cf" officeooo:paragraph-rsid="0032f8cf"/>
    </style:style>
    <style:style style:name="P25" style:family="paragraph" style:parent-style-name="Standard">
      <style:text-properties fo:language="hu" fo:country="HU" officeooo:rsid="0035763f" officeooo:paragraph-rsid="0035763f"/>
    </style:style>
    <style:style style:name="P26" style:family="paragraph" style:parent-style-name="Standard">
      <style:text-properties fo:language="hu" fo:country="HU" officeooo:rsid="003589a9" officeooo:paragraph-rsid="003589a9"/>
    </style:style>
    <style:style style:name="P27" style:family="paragraph" style:parent-style-name="Standard">
      <style:text-properties fo:language="hu" fo:country="HU" officeooo:rsid="0035bf6f" officeooo:paragraph-rsid="0035bf6f"/>
    </style:style>
    <style:style style:name="P28" style:family="paragraph" style:parent-style-name="Standard">
      <style:text-properties fo:language="hu" fo:country="HU" officeooo:rsid="0035e30a" officeooo:paragraph-rsid="0035e30a"/>
    </style:style>
    <style:style style:name="P29" style:family="paragraph" style:parent-style-name="Standard">
      <style:text-properties style:text-position="0% 100%" fo:language="hu" fo:country="HU" officeooo:rsid="0036a96c" officeooo:paragraph-rsid="0036a96c"/>
    </style:style>
    <style:style style:name="P30" style:family="paragraph" style:parent-style-name="Standard">
      <style:text-properties style:text-position="0% 100%" fo:language="hu" fo:country="HU" officeooo:rsid="0038539c" officeooo:paragraph-rsid="0038539c"/>
    </style:style>
    <style:style style:name="P31" style:family="paragraph" style:parent-style-name="Standard">
      <style:text-properties style:text-position="0% 100%" fo:language="hu" fo:country="HU" officeooo:rsid="0038b189" officeooo:paragraph-rsid="0038b189"/>
    </style:style>
    <style:style style:name="P32" style:family="paragraph" style:parent-style-name="Standard">
      <style:text-properties style:text-position="0% 100%" fo:language="hu" fo:country="HU" officeooo:rsid="00390cbb" officeooo:paragraph-rsid="00390cbb"/>
    </style:style>
    <style:style style:name="P33" style:family="paragraph" style:parent-style-name="Standard">
      <style:text-properties style:text-position="0% 100%" fo:language="hu" fo:country="HU" officeooo:rsid="0039641b" officeooo:paragraph-rsid="0039641b"/>
    </style:style>
    <style:style style:name="P34" style:family="paragraph" style:parent-style-name="Standard">
      <style:text-properties style:text-position="0% 100%" fo:language="hu" fo:country="HU" officeooo:rsid="00396625" officeooo:paragraph-rsid="00396625"/>
    </style:style>
    <style:style style:name="P35" style:family="paragraph" style:parent-style-name="Standard">
      <style:text-properties style:text-position="0% 100%" fo:language="hu" fo:country="HU" officeooo:rsid="003ad6a2" officeooo:paragraph-rsid="003ad6a2"/>
    </style:style>
    <style:style style:name="P36" style:family="paragraph" style:parent-style-name="Standard">
      <style:paragraph-properties fo:text-align="center" style:justify-single-word="false"/>
      <style:text-properties style:text-position="0% 100%" fo:language="hu" fo:country="HU" officeooo:rsid="003ad6a2" officeooo:paragraph-rsid="003ad6a2"/>
    </style:style>
    <style:style style:name="P37" style:family="paragraph" style:parent-style-name="Standard">
      <style:text-properties style:text-position="0% 100%" fo:language="hu" fo:country="HU" officeooo:rsid="003b6ca9" officeooo:paragraph-rsid="003b6ca9"/>
    </style:style>
    <style:style style:name="P38" style:family="paragraph" style:parent-style-name="Standard">
      <style:text-properties style:text-position="0% 100%" fo:language="hu" fo:country="HU" officeooo:rsid="003b71fe" officeooo:paragraph-rsid="003b71fe"/>
    </style:style>
    <style:style style:name="P39" style:family="paragraph" style:parent-style-name="Standard">
      <style:text-properties style:text-position="0% 100%" fo:language="hu" fo:country="HU" officeooo:rsid="003bd82e" officeooo:paragraph-rsid="003bd82e"/>
    </style:style>
    <style:style style:name="P40" style:family="paragraph" style:parent-style-name="Standard">
      <style:text-properties style:text-position="0% 100%" fo:language="hu" fo:country="HU" officeooo:rsid="003c1668" officeooo:paragraph-rsid="003c1668"/>
    </style:style>
    <style:style style:name="P41" style:family="paragraph" style:parent-style-name="Standard">
      <style:text-properties style:text-position="sub 58%" fo:language="hu" fo:country="HU" officeooo:rsid="0035e30a" officeooo:paragraph-rsid="0035e30a"/>
    </style:style>
    <style:style style:name="P42" style:family="paragraph" style:parent-style-name="Standard">
      <style:text-properties fo:color="#000000" loext:opacity="100%" style:text-position="0% 100%" fo:language="hu" fo:country="HU" officeooo:rsid="003c1668" officeooo:paragraph-rsid="003c1668"/>
    </style:style>
    <style:style style:name="P43" style:family="paragraph" style:parent-style-name="Standard">
      <style:text-properties fo:color="#000000" loext:opacity="100%" style:text-position="0% 100%" fo:language="hu" fo:country="HU" officeooo:rsid="003c93ea" officeooo:paragraph-rsid="003c1668"/>
    </style:style>
    <style:style style:name="P44" style:family="paragraph" style:parent-style-name="Standard">
      <style:text-properties fo:color="#000000" loext:opacity="100%" style:text-position="0% 100%" fo:language="hu" fo:country="HU" officeooo:rsid="003c93ea" officeooo:paragraph-rsid="003c93ea"/>
    </style:style>
    <style:style style:name="P45" style:family="paragraph" style:parent-style-name="Standard">
      <style:text-properties fo:color="#000000" loext:opacity="100%" style:text-position="0% 100%" fo:language="hu" fo:country="HU" officeooo:rsid="003ea510" officeooo:paragraph-rsid="003ea510"/>
    </style:style>
    <style:style style:name="P46" style:family="paragraph" style:parent-style-name="Standard">
      <style:text-properties fo:color="#000000" loext:opacity="100%" style:text-position="0% 100%" fo:language="hu" fo:country="HU" officeooo:rsid="003f3511" officeooo:paragraph-rsid="003f3511"/>
    </style:style>
    <style:style style:name="P47" style:family="paragraph" style:parent-style-name="Standard">
      <style:text-properties fo:color="#000000" loext:opacity="100%" style:text-position="0% 100%" fo:language="hu" fo:country="HU" officeooo:rsid="0040b401" officeooo:paragraph-rsid="0040b401"/>
    </style:style>
    <style:style style:name="P48" style:family="paragraph" style:parent-style-name="Standard">
      <style:text-properties fo:color="#000000" loext:opacity="100%" style:text-position="0% 100%" fo:language="hu" fo:country="HU" officeooo:rsid="0041e1cc" officeooo:paragraph-rsid="0041e1cc"/>
    </style:style>
    <style:style style:name="P49" style:family="paragraph" style:parent-style-name="Standard">
      <style:text-properties fo:color="#000000" loext:opacity="100%" style:text-position="0% 100%" fo:language="hu" fo:country="HU" officeooo:rsid="0043211c" officeooo:paragraph-rsid="0043211c"/>
    </style:style>
    <style:style style:name="P50" style:family="paragraph" style:parent-style-name="Standard">
      <style:text-properties fo:color="#000000" loext:opacity="100%" style:text-position="0% 100%" fo:language="hu" fo:country="HU" officeooo:rsid="0043ef1e" officeooo:paragraph-rsid="0043ef1e"/>
    </style:style>
    <style:style style:name="P51" style:family="paragraph" style:parent-style-name="Standard">
      <style:text-properties fo:color="#000000" loext:opacity="100%" style:text-position="0% 100%" fo:language="hu" fo:country="HU" officeooo:rsid="0045cb75" officeooo:paragraph-rsid="0045cb75"/>
    </style:style>
    <style:style style:name="P52" style:family="paragraph" style:parent-style-name="Standard">
      <style:text-properties fo:color="#000000" loext:opacity="100%" style:text-position="0% 100%" fo:language="hu" fo:country="HU" officeooo:rsid="00472af4" officeooo:paragraph-rsid="00472af4"/>
    </style:style>
    <style:style style:name="P53" style:family="paragraph" style:parent-style-name="Standard">
      <style:text-properties fo:color="#000000" loext:opacity="100%" style:text-position="0% 100%" fo:language="hu" fo:country="HU" officeooo:rsid="0047ab16" officeooo:paragraph-rsid="0047ab16"/>
    </style:style>
    <style:style style:name="P54" style:family="paragraph" style:parent-style-name="Standard">
      <style:text-properties fo:color="#000000" loext:opacity="100%" style:text-position="0% 100%" fo:language="hu" fo:country="HU" officeooo:rsid="00498cb3" officeooo:paragraph-rsid="00498cb3"/>
    </style:style>
    <style:style style:name="P55" style:family="paragraph" style:parent-style-name="Standard">
      <style:text-properties fo:color="#000000" loext:opacity="100%" style:text-position="0% 100%" fo:language="hu" fo:country="HU" officeooo:rsid="0049ab64" officeooo:paragraph-rsid="0049ab64"/>
    </style:style>
    <style:style style:name="P56" style:family="paragraph" style:parent-style-name="Standard">
      <style:text-properties fo:color="#000000" loext:opacity="100%" style:text-position="0% 100%" fo:language="hu" fo:country="HU" officeooo:rsid="004b00ca" officeooo:paragraph-rsid="004b00ca"/>
    </style:style>
    <style:style style:name="P57" style:family="paragraph" style:parent-style-name="Standard">
      <style:text-properties fo:color="#000000" loext:opacity="100%" style:text-position="0% 100%" fo:language="hu" fo:country="HU" officeooo:rsid="004c063e" officeooo:paragraph-rsid="004c063e"/>
    </style:style>
    <style:style style:name="P58" style:family="paragraph" style:parent-style-name="Standard">
      <style:text-properties fo:color="#000000" loext:opacity="100%" style:text-position="0% 100%" fo:language="hu" fo:country="HU" officeooo:rsid="004c063e" officeooo:paragraph-rsid="004c4d3b"/>
    </style:style>
    <style:style style:name="P59" style:family="paragraph" style:parent-style-name="Standard">
      <style:text-properties fo:color="#000000" loext:opacity="100%" style:text-position="0% 100%" fo:font-size="22pt" fo:language="hu" fo:country="HU" officeooo:rsid="004c063e" officeooo:paragraph-rsid="004c063e" style:font-size-asian="22pt" style:font-size-complex="22pt"/>
    </style:style>
    <style:style style:name="P60" style:family="paragraph" style:parent-style-name="Standard">
      <style:text-properties fo:color="#000000" loext:opacity="100%" style:text-position="0% 100%" fo:font-size="12pt" fo:language="hu" fo:country="HU" officeooo:rsid="004c063e" officeooo:paragraph-rsid="004c063e" style:font-size-asian="10.5pt" style:font-size-complex="12pt"/>
    </style:style>
    <style:style style:name="P61" style:family="paragraph" style:parent-style-name="Standard">
      <style:text-properties fo:color="#000000" loext:opacity="100%" style:text-position="0% 100%" fo:font-size="12pt" fo:language="hu" fo:country="HU" officeooo:rsid="004c4d3b" officeooo:paragraph-rsid="004c4d3b" style:font-size-asian="10.5pt" style:font-size-complex="12pt"/>
    </style:style>
    <style:style style:name="P62" style:family="paragraph" style:parent-style-name="Standard">
      <style:text-properties fo:color="#c9211e" loext:opacity="100%" style:text-position="0% 100%" fo:language="hu" fo:country="HU" officeooo:rsid="004c063e" officeooo:paragraph-rsid="004c063e"/>
    </style:style>
    <style:style style:name="P63" style:family="paragraph" style:parent-style-name="Standard">
      <loext:graphic-properties draw:fill="none"/>
      <style:paragraph-properties fo:margin-left="1.8118in" fo:margin-right="0in" fo:text-indent="0in" style:auto-text-indent="false" fo:background-color="transparent"/>
      <style:text-properties fo:color="#000000" loext:opacity="100%" style:text-position="0% 100%" fo:font-size="12pt" fo:language="hu" fo:country="HU" officeooo:rsid="004c4d3b" officeooo:paragraph-rsid="004c4d3b" style:font-size-asian="10.5pt" style:font-size-complex="12pt"/>
    </style:style>
    <style:style style:name="P64" style:family="paragraph" style:parent-style-name="Standard" style:master-page-name="">
      <loext:graphic-properties draw:fill="none"/>
      <style:paragraph-properties fo:margin-left="1.8118in" fo:margin-right="0in" fo:text-indent="0in" style:auto-text-indent="false" style:page-number="auto" fo:background-color="transparent"/>
      <style:text-properties fo:color="#000000" loext:opacity="100%" style:text-position="0% 100%" fo:font-size="12pt" fo:language="hu" fo:country="HU" officeooo:rsid="004e04b7" officeooo:paragraph-rsid="004c4d3b" style:font-size-asian="10.5pt" style:font-size-complex="12pt"/>
    </style:style>
    <style:style style:name="P65" style:family="paragraph" style:parent-style-name="Standard" style:master-page-name="">
      <loext:graphic-properties draw:fill="none"/>
      <style:paragraph-properties fo:margin-left="1.6252in" fo:margin-right="0in" fo:text-align="center" style:justify-single-word="false" fo:text-indent="0in" style:auto-text-indent="false" style:page-number="auto" fo:background-color="transparent"/>
      <style:text-properties fo:color="#000000" loext:opacity="100%" style:text-position="0% 100%" fo:font-size="12pt" fo:language="hu" fo:country="HU" officeooo:rsid="004c4d3b" officeooo:paragraph-rsid="004c4d3b" style:font-size-asian="10.5pt" style:font-size-complex="12pt"/>
    </style:style>
    <style:style style:name="P66" style:family="paragraph" style:parent-style-name="Standard">
      <loext:graphic-properties draw:fill="none"/>
      <style:paragraph-properties fo:margin-left="1.6252in" fo:margin-right="0in" fo:text-align="center" style:justify-single-word="false" fo:text-indent="0in" style:auto-text-indent="false" fo:background-color="transparent"/>
      <style:text-properties fo:color="#000000" loext:opacity="100%" style:text-position="0% 100%" fo:font-size="12pt" fo:language="hu" fo:country="HU" officeooo:rsid="004c4d3b" officeooo:paragraph-rsid="004c4d3b" style:font-size-asian="10.5pt" style:font-size-complex="12pt"/>
    </style:style>
    <style:style style:name="P67" style:family="paragraph" style:parent-style-name="Standard">
      <loext:graphic-properties draw:fill="none"/>
      <style:paragraph-properties fo:margin-left="1.6252in" fo:margin-right="0in" fo:text-align="start" style:justify-single-word="false" fo:text-indent="0in" style:auto-text-indent="false" fo:background-color="transparent"/>
      <style:text-properties fo:color="#000000" loext:opacity="100%" style:text-position="0% 100%" fo:font-size="12pt" fo:language="hu" fo:country="HU" officeooo:rsid="004c4d3b" officeooo:paragraph-rsid="004c4d3b" style:font-size-asian="10.5pt" style:font-size-complex="12pt"/>
    </style:style>
    <style:style style:name="P68" style:family="paragraph" style:parent-style-name="Standard" style:master-page-name="">
      <loext:graphic-properties draw:fill="none"/>
      <style:paragraph-properties fo:margin-left="0in" fo:margin-right="0in" fo:text-align="start" style:justify-single-word="false" fo:text-indent="0in" style:auto-text-indent="false" style:page-number="auto" fo:background-color="transparent"/>
      <style:text-properties fo:color="#000000" loext:opacity="100%" style:text-position="0% 100%" fo:font-size="12pt" fo:language="hu" fo:country="HU" officeooo:rsid="004c4d3b" officeooo:paragraph-rsid="004c4d3b" style:font-size-asian="10.5pt" style:font-size-complex="12pt"/>
    </style:style>
    <style:style style:name="P6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4c4d3b" officeooo:paragraph-rsid="004c4d3b" style:font-size-asian="10.5pt" style:font-size-complex="12pt"/>
    </style:style>
    <style:style style:name="P7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4e04b7" officeooo:paragraph-rsid="004e04b7" style:font-size-asian="10.5pt" style:font-size-complex="12pt"/>
    </style:style>
    <style:style style:name="P7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4e3f51" officeooo:paragraph-rsid="004e3f51" style:font-size-asian="10.5pt" style:font-size-complex="12pt"/>
    </style:style>
    <style:style style:name="P7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4e3f51" officeooo:paragraph-rsid="0050361a" style:font-size-asian="10.5pt" style:font-size-complex="12pt"/>
    </style:style>
    <style:style style:name="P7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0361a" officeooo:paragraph-rsid="0050361a" style:font-size-asian="10.5pt" style:font-size-complex="12pt"/>
    </style:style>
    <style:style style:name="P7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1db22" officeooo:paragraph-rsid="0051db22" style:font-size-asian="10.5pt" style:font-size-complex="12pt"/>
    </style:style>
    <style:style style:name="P7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3cc25" officeooo:paragraph-rsid="0053cc25" style:font-size-asian="10.5pt" style:font-size-complex="12pt"/>
    </style:style>
    <style:style style:name="P7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4facd" officeooo:paragraph-rsid="0054facd" style:font-size-asian="10.5pt" style:font-size-complex="12pt"/>
    </style:style>
    <style:style style:name="P7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5f986" officeooo:paragraph-rsid="0055f986" style:font-size-asian="10.5pt" style:font-size-complex="12pt"/>
    </style:style>
    <style:style style:name="P7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7ba96" officeooo:paragraph-rsid="0057ba96" style:font-size-asian="10.5pt" style:font-size-complex="12pt"/>
    </style:style>
    <style:style style:name="P7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9961b" officeooo:paragraph-rsid="0059961b" style:font-size-asian="10.5pt" style:font-size-complex="12pt"/>
    </style:style>
    <style:style style:name="P8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9961b" officeooo:paragraph-rsid="0059c6ee" style:font-size-asian="10.5pt" style:font-size-complex="12pt"/>
    </style:style>
    <style:style style:name="P8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9c6ee" officeooo:paragraph-rsid="0059c6ee" style:font-size-asian="10.5pt" style:font-size-complex="12pt"/>
    </style:style>
    <style:style style:name="P8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c8971" officeooo:paragraph-rsid="005c8971" style:font-size-asian="10.5pt" style:font-size-complex="12pt"/>
    </style:style>
    <style:style style:name="P8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fo:font-size="12pt" fo:language="hu" fo:country="HU" officeooo:rsid="005ba821" officeooo:paragraph-rsid="005ba821" style:font-size-asian="10.5pt" style:font-size-complex="12pt"/>
    </style:style>
    <style:style style:name="P8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59961b" officeooo:paragraph-rsid="0059961b" style:font-size-asian="10.5pt" style:font-size-complex="12pt"/>
    </style:style>
    <style:style style:name="P8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5ba821" officeooo:paragraph-rsid="005ba821" style:font-size-asian="10.5pt" style:font-size-complex="12pt"/>
    </style:style>
    <style:style style:name="P8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5f88ae" officeooo:paragraph-rsid="005f88ae" style:font-size-asian="10.5pt" style:font-size-complex="12pt"/>
    </style:style>
    <style:style style:name="P8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06b1d" officeooo:paragraph-rsid="00606b1d" style:font-size-asian="10.5pt" style:font-size-complex="12pt"/>
    </style:style>
    <style:style style:name="P8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15088" officeooo:paragraph-rsid="00615088" style:font-size-asian="10.5pt" style:font-size-complex="12pt"/>
    </style:style>
    <style:style style:name="P8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25378" officeooo:paragraph-rsid="00625378" style:font-size-asian="10.5pt" style:font-size-complex="12pt"/>
    </style:style>
    <style:style style:name="P9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25378" officeooo:paragraph-rsid="00644eb9" style:font-size-asian="10.5pt" style:font-size-complex="12pt"/>
    </style:style>
    <style:style style:name="P9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44eb9" officeooo:paragraph-rsid="00644eb9" style:font-size-asian="10.5pt" style:font-size-complex="12pt"/>
    </style:style>
    <style:style style:name="P9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5f46e" officeooo:paragraph-rsid="0065f46e" style:font-size-asian="10.5pt" style:font-size-complex="12pt"/>
    </style:style>
    <style:style style:name="P9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7f3b2" officeooo:paragraph-rsid="0067f3b2" style:font-size-asian="10.5pt" style:font-size-complex="12pt"/>
    </style:style>
    <style:style style:name="P9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8faae" officeooo:paragraph-rsid="0068faae" style:font-size-asian="10.5pt" style:font-size-complex="12pt"/>
    </style:style>
    <style:style style:name="P9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a6bf8" officeooo:paragraph-rsid="006a6bf8" style:font-size-asian="10.5pt" style:font-size-complex="12pt"/>
    </style:style>
    <style:style style:name="P9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c2ad0" officeooo:paragraph-rsid="006c2ad0" style:font-size-asian="10.5pt" style:font-size-complex="12pt"/>
    </style:style>
    <style:style style:name="P9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6e1922" officeooo:paragraph-rsid="006e1922" style:font-size-asian="10.5pt" style:font-size-complex="12pt"/>
    </style:style>
    <style:style style:name="P98"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18737" officeooo:paragraph-rsid="00718737" style:font-size-asian="10.5pt" style:font-size-complex="12pt"/>
    </style:style>
    <style:style style:name="P99"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314fe" officeooo:paragraph-rsid="007314fe" style:font-size-asian="10.5pt" style:font-size-complex="12pt"/>
    </style:style>
    <style:style style:name="P100"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3eed3" officeooo:paragraph-rsid="0073eed3" style:font-size-asian="10.5pt" style:font-size-complex="12pt"/>
    </style:style>
    <style:style style:name="P101"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5b326" officeooo:paragraph-rsid="0075b326" style:font-size-asian="10.5pt" style:font-size-complex="12pt"/>
    </style:style>
    <style:style style:name="P10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6b8d8" officeooo:paragraph-rsid="0076b8d8" style:font-size-asian="10.5pt" style:font-size-complex="12pt"/>
    </style:style>
    <style:style style:name="P10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6b8d8" officeooo:paragraph-rsid="0077d98c" style:font-size-asian="10.5pt" style:font-size-complex="12pt"/>
    </style:style>
    <style:style style:name="P10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7d98c" officeooo:paragraph-rsid="0077d98c" style:font-size-asian="10.5pt" style:font-size-complex="12pt"/>
    </style:style>
    <style:style style:name="P105"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7d98c" officeooo:paragraph-rsid="0077d98c" style:font-size-asian="10.5pt" style:font-size-complex="12pt"/>
    </style:style>
    <style:style style:name="P106"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9a8a8" officeooo:paragraph-rsid="0079a8a8" style:font-size-asian="10.5pt" style:font-size-complex="12pt"/>
    </style:style>
    <style:style style:name="P107"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fo:color="#000000" loext:opacity="100%" style:text-position="0% 100%" style:font-name="Liberation Serif" fo:font-size="12pt" fo:language="hu" fo:country="HU" officeooo:rsid="007b4136" officeooo:paragraph-rsid="007b4136" style:font-size-asian="10.5pt" style:font-size-complex="12pt"/>
    </style:style>
    <style:style style:name="T1" style:family="text">
      <style:text-properties officeooo:rsid="001c7366"/>
    </style:style>
    <style:style style:name="T2" style:family="text">
      <style:text-properties officeooo:rsid="001e83a5"/>
    </style:style>
    <style:style style:name="T3" style:family="text">
      <style:text-properties officeooo:rsid="0021b3e6"/>
    </style:style>
    <style:style style:name="T4" style:family="text">
      <style:text-properties officeooo:rsid="00257080"/>
    </style:style>
    <style:style style:name="T5" style:family="text">
      <style:text-properties fo:color="#c9211e" loext:opacity="100%"/>
    </style:style>
    <style:style style:name="T6" style:family="text">
      <style:text-properties fo:color="#c9211e" loext:opacity="100%" style:text-position="super 58%"/>
    </style:style>
    <style:style style:name="T7" style:family="text">
      <style:text-properties fo:color="#3465a4" loext:opacity="100%"/>
    </style:style>
    <style:style style:name="T8" style:family="text">
      <style:text-properties officeooo:rsid="00265684"/>
    </style:style>
    <style:style style:name="T9" style:family="text">
      <style:text-properties officeooo:rsid="00282248"/>
    </style:style>
    <style:style style:name="T10" style:family="text">
      <style:text-properties officeooo:rsid="002af1e2"/>
    </style:style>
    <style:style style:name="T11" style:family="text">
      <style:text-properties officeooo:rsid="002cd569"/>
    </style:style>
    <style:style style:name="T12" style:family="text">
      <style:text-properties officeooo:rsid="002e2ebc"/>
    </style:style>
    <style:style style:name="T13" style:family="text">
      <style:text-properties fo:color="#729fcf" loext:opacity="100%"/>
    </style:style>
    <style:style style:name="T14" style:family="text">
      <style:text-properties fo:color="#ff4000" loext:opacity="100%"/>
    </style:style>
    <style:style style:name="T15" style:family="text">
      <style:text-properties officeooo:rsid="0032f8cf"/>
    </style:style>
    <style:style style:name="T16" style:family="text">
      <style:text-properties officeooo:rsid="00332504"/>
    </style:style>
    <style:style style:name="T17" style:family="text">
      <style:text-properties officeooo:rsid="0033acdd"/>
    </style:style>
    <style:style style:name="T18" style:family="text">
      <style:text-properties officeooo:rsid="0035bf6f"/>
    </style:style>
    <style:style style:name="T19" style:family="text">
      <style:text-properties style:text-position="sub 58%"/>
    </style:style>
    <style:style style:name="T20" style:family="text">
      <style:text-properties officeooo:rsid="003b6ca9"/>
    </style:style>
    <style:style style:name="T21" style:family="text">
      <style:text-properties fo:color="#000000" loext:opacity="100%"/>
    </style:style>
    <style:style style:name="T22" style:family="text">
      <style:text-properties fo:color="#000000" loext:opacity="100%" officeooo:rsid="003c93ea"/>
    </style:style>
    <style:style style:name="T23" style:family="text">
      <style:text-properties officeooo:rsid="003f3511"/>
    </style:style>
    <style:style style:name="T24" style:family="text">
      <style:text-properties officeooo:rsid="0045cb75"/>
    </style:style>
    <style:style style:name="T25" style:family="text">
      <style:text-properties officeooo:rsid="00472af4"/>
    </style:style>
    <style:style style:name="T26" style:family="text">
      <style:text-properties officeooo:rsid="0047ab16"/>
    </style:style>
    <style:style style:name="T27" style:family="text">
      <style:text-properties officeooo:rsid="004c4d3b"/>
    </style:style>
    <style:style style:name="T28" style:family="text">
      <style:text-properties officeooo:rsid="004c57f2"/>
    </style:style>
    <style:style style:name="T29" style:family="text">
      <style:text-properties officeooo:rsid="004e04b7"/>
    </style:style>
    <style:style style:name="T30" style:family="text">
      <style:text-properties officeooo:rsid="0050361a"/>
    </style:style>
    <style:style style:name="T31" style:family="text">
      <style:text-properties officeooo:rsid="0054facd"/>
    </style:style>
    <style:style style:name="T32" style:family="text">
      <style:text-properties style:font-name="Liberation Serif"/>
    </style:style>
    <style:style style:name="T33" style:family="text">
      <style:text-properties style:font-name="Liberation Serif" officeooo:rsid="005a5306"/>
    </style:style>
    <style:style style:name="T34" style:family="text">
      <style:text-properties style:font-name="Liberation Serif" officeooo:rsid="005e1b21"/>
    </style:style>
    <style:style style:name="T35" style:family="text">
      <style:text-properties officeooo:rsid="0059c6ee"/>
    </style:style>
    <style:style style:name="T36" style:family="text">
      <style:text-properties officeooo:rsid="0065f46e"/>
    </style:style>
    <style:style style:name="T37" style:family="text">
      <style:text-properties officeooo:rsid="006e1922"/>
    </style:style>
    <style:style style:name="T38" style:family="text">
      <style:text-properties officeooo:rsid="00734a10"/>
    </style:style>
    <style:style style:name="T39" style:family="text">
      <style:text-properties officeooo:rsid="0075b326"/>
    </style:style>
    <style:style style:name="T40" style:family="text">
      <style:text-properties officeooo:rsid="0077d98c"/>
    </style:style>
    <style:style style:name="T41" style:family="text">
      <style:text-properties officeooo:rsid="007b4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óra </text:p>
      <text:p text:style-name="P1">Az összetett mondat </text:p>
      <text:p text:style-name="P1"/>
      <text:p text:style-name="P1"><text:tab/>Könyvbeszámoló (egy kommunikációs feladat) szabadon választott regény </text:p>
      <text:p text:style-name="P1"><text:tab/><text:tab/><text:tab/><text:tab/><text:tab/><text:span text:style-name="T1">1</text:span> dolog hogyan került a kezedbe a könyv </text:p>
      <text:p text:style-name="P1"><text:tab/><text:span text:style-name="T1">5 10 perces beszámoló</text:span><text:tab/><text:span text:style-name="T1">2 </text:span>be kell mutatni a könyv cselekményét <text:s/><text:span text:style-name="T1">érdekesen érthetően </text:span></text:p>
      <text:p text:style-name="P1"><text:tab/><text:tab/><text:tab/><text:tab/><text:tab/><text:span text:style-name="T1">3 kinek ajánlanád ezt a könyvet </text:span></text:p>
      <text:p text:style-name="P2"><text:tab/><text:tab/>Az idő gyermekeit elő kell venni </text:p>
      <text:p text:style-name="P2"/>
      <text:p text:style-name="P2"/>
      <text:p text:style-name="P2">egyszerű mondat <text:tab/><text:tab/>-<text:tab/><text:tab/>ősszetett mondat </text:p>
      <text:p text:style-name="P2">szerkezet </text:p>
      <text:p text:style-name="P2">1 alany – állítmány ka<text:span text:style-name="T2">p</text:span>csolat <text:tab/><text:tab/><text:tab/>több alany állítmány kapcsolat </text:p>
      <text:p text:style-name="P2"><text:tab/><text:tab/><text:tab/><text:tab/><text:tab/><text:tab/>legalább 2 különböző állítmány </text:p>
      <text:p text:style-name="P2"><text:tab/><text:tab/><text:tab/><text:tab/><text:tab/><text:tab/>és legalább 2 különböző alany (alárendelő mondatnál más)</text:p>
      <text:p text:style-name="P2"/>
      <text:p text:style-name="P2">fúj a szél és süt a nap </text:p>
      <text:p text:style-name="P3">mellérendelő összetett mondat , 2 tagmondata van , mind 2 tagmondatnak van külön alanya és állítmánya </text:p>
      <text:p text:style-name="P3">ha az és (vagy) tagmondatokat választ el , akkor vesszőt kell tenni elé </text:p>
      <text:p text:style-name="P3"/>
      <text:p text:style-name="P3"/>
      <text:p text:style-name="P3"/>
      <text:p text:style-name="P3"/>
      <text:p text:style-name="P4">Alárendelő összetett mondat </text:p>
      <text:p text:style-name="P4"/>
      <text:p text:style-name="P4"/>
      <text:p text:style-name="P4">Megvásárolta a legújabb könyvet </text:p>
      <text:p text:style-name="P4"><text:tab/>aá<text:tab/><text:tab/><text:span text:style-name="T3">j</text:span>m <text:tab/>t</text:p>
      <text:p text:style-name="P5">igei személyrag fejezi ki az alanyt ez rejtett alany </text:p>
      <text:p text:style-name="P5"/>
      <text:p text:style-name="P5">Azt a könyvet vásárolta meg amelyik a legújjabb volt a könyvesboltban</text:p>
      <text:p text:style-name="P5">Jm<text:tab/>t<text:tab/> <text:s text:c="4"/><text:tab/>aá<text:tab/> <text:s text:c="4"/><text:tab/><text:tab/>á<text:tab/>á<text:tab/>hh</text:p>
      <text:p text:style-name="P5"/>
      <text:p text:style-name="P6">amelyik az egy kötőszó mely soha nem lehet mondatrész de utalhat valamelyik mondatrészre </text:p>
      <text:p text:style-name="P6"/>
      <text:p text:style-name="P6">az alany a második részben a könyv de az amelyik utal rá </text:p>
      <text:p text:style-name="P6"/>
      <text:p text:style-name="P6">a mondatnak 2 tagmondata van és mindket tag mondatnak saját alany állítmány kacsolata van </text:p>
      <text:p text:style-name="P6"/>
      <text:p text:style-name="P6">az azt az egy mutató névmemásnak hívjuk és kiemelő </text:p>
      <text:p text:style-name="P6">összetett mondat : haz az egyik tagmondat a másik tagmondat szavát / mondatrészét fejti ki </text:p>
      <text:p text:style-name="P6"><text:tab/><text:tab/><text:tab/>ilynkor azt mondjuk hogy amelyik mondat megadja a másik nak a hiányzó részét <text:tab/><text:tab/><text:tab/>az a fő mondat és a másik az alárendelt </text:p>
      <text:p text:style-name="P7">alárendelő mondatban a mutató névmás az utaló szó </text:p>
      <text:p text:style-name="P7"/>
      <text:p text:style-name="P7">olyan süteményt kérek amilyet tegnap kaptunk </text:p>
      <text:p text:style-name="P7">jm <text:s text:c="9"/>t<text:tab/> <text:s text:c="5"/>áa <text:s text:c="16"/>hi <text:s text:c="7"/>á a</text:p>
      <text:p text:style-name="P7"/>
      <text:p text:style-name="P7"><text:soft-page-break/>kár hogy nincs vége még az órának HF </text:p>
      <text:p text:style-name="P8">á<text:tab/> <text:s text:c="3"/>á<text:tab/>á<text:tab/>hi<text:tab/>a<text:tab/></text:p>
      <text:p text:style-name="P8"><text:tab/><text:span text:style-name="T4">hogy = kötőszó </text:span></text:p>
      <text:p text:style-name="P9">kár az hogy … <text:s/>és így az az lenne az utalószó </text:p>
      <text:p text:style-name="P9"/>
      <text:p text:style-name="P9">1</text:p>
      <text:p text:style-name="P9">2 a</text:p>
      <text:p text:style-name="P8"/>
      <text:p text:style-name="P8">Alárendelő összetett mondatok </text:p>
      <text:p text:style-name="P8"/>
      <text:p text:style-name="P9"><text:tab/>alárendelő mondatok elemzése </text:p>
      <text:p text:style-name="P9"/>
      <text:p text:style-name="P9">nagy munkát vállal <text:span text:style-name="T5">az</text:span> magára, <text:span text:style-name="T7">ki</text:span> most kezébe lantot vesz </text:p>
      <text:p text:style-name="P9"><text:span text:style-name="T8">jmi</text:span> <text:tab/> <text:s text:c="2"/>t<text:tab/>á <text:s text:c="7"/><text:span text:style-name="T8">a</text:span><text:tab/> <text:s text:c="4"/>jmi<text:tab/> <text:s text:c="9"/>hi <text:s text:c="6"/><text:span text:style-name="T8">hh</text:span> <text:s text:c="7"/><text:span text:style-name="T8">t</text:span><text:tab/> <text:s text:c="7"/>á<text:tab/> <text:tab/></text:p>
      <text:p text:style-name="P9"/>
      <text:p text:style-name="P10"><text:span text:style-name="T7">mintha</text:span> bomba robbant volna itt, <text:span text:style-name="T5">olyan</text:span> a szobád </text:p>
      <text:p text:style-name="P10"><text:s text:c="5"/><text:tab/> <text:s text:c="5"/>a<text:tab/> <text:s text:c="6"/>á<text:tab/> <text:s text:c="4"/>á <text:s text:c="3"/>hh <text:s text:c="4"/><text:span text:style-name="T9">á</text:span><text:tab/> <text:s text:c="9"/><text:span text:style-name="T9">a</text:span> <text:s/></text:p>
      <text:p text:style-name="P10"/>
      <text:p text:style-name="P11">HF </text:p>
      <text:p text:style-name="P11">nem tudhatom hogy másnak e tájék mit jelent </text:p>
      <text:p text:style-name="P11"><text:s text:c="3"/><text:span text:style-name="T10">aá</text:span><text:tab/><text:span text:style-name="T10">aá<text:tab/> <text:s text:c="3"/><text:tab/> <text:s text:c="3"/><text:tab/> <text:s text:c="4"/>a <text:s text:c="13"/>á</text:span></text:p>
      <text:p text:style-name="P11"/>
      <text:p text:style-name="P12">kedd alárendelő mondatok elemzése </text:p>
      <text:p text:style-name="P12">sírni fogok </text:p>
      <text:p text:style-name="P12"/>
      <text:p text:style-name="P12">alárendelő mondatok típusai </text:p>
      <text:p text:style-name="P12"/>
      <text:p text:style-name="P12">ahány mondatrész annyi típus </text:p>
      <text:p text:style-name="P12"/>
      <text:p text:style-name="P12">alanyi </text:p>
      <text:p text:style-name="P12">tárgyi </text:p>
      <text:p text:style-name="P12">határozói: idő hely stb </text:p>
      <text:p text:style-name="P12">jelző</text:p>
      <text:p text:style-name="P12"/>
      <text:p text:style-name="P12"/>
      <text:p text:style-name="P13">ki törte el az üveget, szeretném tudni </text:p>
      <text:p text:style-name="P13"><text:s/><text:span text:style-name="T11">a <text:s text:c="4"/>á</text:span><text:tab/>á <text:s text:c="14"/>t <text:s text:c="12"/>a<text:span text:style-name="T11">á</text:span> <text:s text:c="7"/><text:span text:style-name="T11">t</text:span> <text:s text:c="2"/></text:p>
      <text:p text:style-name="P13"/>
      <text:p text:style-name="P14">oda álljatok, ahol nem esik az eső </text:p>
      <text:p text:style-name="P13"><text:span text:style-name="T11">hh</text:span><text:tab/><text:span text:style-name="T11">aá<text:tab/> <text:s text:c="6"/>á<text:tab/> <text:s text:c="2"/>á<text:tab/>a</text:span></text:p>
      <text:p text:style-name="P14"/>
      <text:p text:style-name="P14">akkor szép az erdő, amikor zöld </text:p>
      <text:p text:style-name="P14"><text:s text:c="3"/>ih<text:tab/> á <text:s text:c="9"/>a <text:s text:c="19"/>á</text:p>
      <text:p text:style-name="P14"/>
      <text:p text:style-name="P15">amit ma megtehetsz, ne halaszd holnapra </text:p>
      <text:p text:style-name="P14"><text:s text:c="3"/><text:span text:style-name="T12">u.</text:span><text:tab/><text:span text:style-name="T12">ih</text:span><text:tab/><text:span text:style-name="T12">aá<text:tab/>aá<text:tab/>aá<text:tab/>ih</text:span></text:p>
      <text:p text:style-name="P14"/>
      <text:p text:style-name="P14"/>
      <text:p text:style-name="P15">tk ból mondatokat</text:p>
      <text:p text:style-name="P14"><text:soft-page-break/>alany sima aláhúzás </text:p>
      <text:p text:style-name="P14">állítmány dupla aláhúzás</text:p>
      <text:p text:style-name="P14">tárgy szaggatott vonal </text:p>
      <text:p text:style-name="P14">hullámos határozó szavak </text:p>
      <text:p text:style-name="P14"/>
      <text:p text:style-name="P17">mellérendelő mondatok </text:p>
      <text:p text:style-name="P16"/>
      <text:p text:style-name="P16">azért nem ment kirándulni mert megbetegedett </text:p>
      <text:p text:style-name="P16">okhatározói </text:p>
      <text:p text:style-name="P16"/>
      <text:p text:style-name="P16">megbetegedett és nem ment el kirándulni </text:p>
      <text:p text:style-name="P16"/>
      <text:p text:style-name="P16">mellérendelő összetett mondat :</text:p>
      <text:p text:style-name="P16">a tagmondatok között csak laza, logikai, tartalmi kapcsolat van, nyelvtani kapcsolat nincs.</text:p>
      <text:p text:style-name="P16"/>
      <text:p text:style-name="P16">Nyelvtani kapcsolat= az egyik tagmondat nem fejezi ki valamelyik másik tagmondat részét</text:p>
      <text:p text:style-name="P16"/>
      <text:p text:style-name="P16">sohasem tartalmaz utaló szót </text:p>
      <text:p text:style-name="P18"/>
      <text:p text:style-name="P18">a mellérendelő mondat meghatározó eleme a kötőszó </text:p>
      <text:p text:style-name="P18"/>
      <text:p text:style-name="P18">a mellérendelő m<text:span text:style-name="T17">o</text:span>ndat típusát kizárólag a kötőszó határozza meg </text:p>
      <text:p text:style-name="P18"/>
      <text:p text:style-name="P18"/>
      <text:p text:style-name="P18"><text:tab/>a mellérendelő mondatok típusai </text:p>
      <text:p text:style-name="P18">kapcsolatos pl és aztán</text:p>
      <text:p text:style-name="P18">ellentétes pl de mégis </text:p>
      <text:p text:style-name="P18">választó pl vagy akár </text:p>
      <text:p text:style-name="P18">következtető pl tehát ezért</text:p>
      <text:p text:style-name="P18">magyarázó pl ugyanis illetve </text:p>
      <text:p text:style-name="P18"/>
      <text:p text:style-name="P18">2-2 példamondatot hozzájuk </text:p>
      <text:p text:style-name="P19"/>
      <text:p text:style-name="P20">okt. 11 javító / dolgozt és melérendelő </text:p>
      <text:p text:style-name="P20"/>
      <text:p text:style-name="P20">gyak </text:p>
      <text:p text:style-name="P20"/>
      <text:p text:style-name="P21">amikor indulni készültem akkor toppant be a barátom </text:p>
      <text:p text:style-name="P21"><text:s text:c="4"/>k<text:tab/> <text:s text:c="2"/>h cél<text:tab/><text:tab/>aá <text:s text:c="6"/>u <text:s text:c="8"/>á <text:s text:c="7"/>á <text:s text:c="7"/>a</text:p>
      <text:p text:style-name="P21"/>
      <text:p text:style-name="P21">keskeny volt<text:tab/> a híd <text:span text:style-name="T13">amin</text:span> átkellett menniük </text:p>
      <text:p text:style-name="P21"><text:s text:c="5"/>á <text:s text:c="9"/>á <text:s text:c="2"/><text:span text:style-name="T14">az</text:span> a<text:tab/>k <text:s text:c="5"/>á <text:s text:c="12"/>a</text:p>
      <text:p text:style-name="P21"><text:s text:c="23"/>u</text:p>
      <text:p text:style-name="P22"/>
      <text:p text:style-name="P23"><text:span text:style-name="T5">oda</text:span> álljatok <text:span text:style-name="T13">ahol</text:span> nem esik az eső </text:p>
      <text:p text:style-name="P23"><text:tab/>aá <text:s text:c="14"/>á <text:s text:c="5"/>á <text:s text:c="6"/>a<text:tab/><text:tab/><text:tab/><text:span text:style-name="T15">1-2 hh </text:span></text:p>
      <text:p text:style-name="P23">ki törte el a poharat szeretném tudni </text:p>
      <text:p text:style-name="P23">a <text:s text:c="7"/>á <text:s text:c="11"/>t <text:s text:c="13"/><text:span text:style-name="T15">áa <text:s text:c="9"/>t<text:tab/>azt <text:tab/><text:tab/>2-1 t</text:span></text:p>
      <text:p text:style-name="P23"/>
      <text:p text:style-name="P23"><text:soft-page-break/>tudtad <text:s text:c="6"/>hogy igazad van ?</text:p>
      <text:p text:style-name="P24"><text:s/>aá <text:tab/>azt <text:s text:c="2"/>k <text:s text:c="8"/>a <text:s text:c="7"/>á <text:tab/><text:tab/>1-2 <text:span text:style-name="T16">t</text:span></text:p>
      <text:p text:style-name="P24"/>
      <text:p text:style-name="P24"/>
      <text:p text:style-name="P24"/>
      <text:p text:style-name="P24"/>
      <text:p text:style-name="P25">nem vártuk tovább<text:tab/> a vonatot, aminek tíz órakkor kellett volna megérkeznie</text:p>
      <text:p text:style-name="P25"><text:tab/><text:tab/> <text:s text:c="5"/>azt</text:p>
      <text:p text:style-name="P26">á <text:s/><text:tab/>á <text:s text:c="8"/>ih <text:s text:c="5"/>u<text:tab/><text:tab/>a <text:s text:c="9"/>k <text:s text:c="9"/>i h <text:s text:c="15"/>á <text:s text:c="6"/>á <text:s text:c="9"/>a <text:s/></text:p>
      <text:p text:style-name="P26"/>
      <text:p text:style-name="P26"/>
      <text:p text:style-name="P26"/>
      <text:p text:style-name="P26">nincs ideje pihenni olyan sokat dolgozik<text:tab/><text:tab/><text:tab/><text:tab/></text:p>
      <text:p text:style-name="P26"><text:s text:c="4"/>á<text:span text:style-name="T18">a</text:span> <text:s text:c="3"/><text:span text:style-name="T18">a </text:span><text:s text:c="6"/><text:span text:style-name="T18">cél h</text:span> <text:s text:c="8"/><text:span text:style-name="T18">u <text:s text:c="6"/>áa <text:s text:c="8"/>áa</text:span></text:p>
      <text:p text:style-name="P26"/>
      <text:p text:style-name="P26"><text:tab/><text:tab/><text:tab/><text:tab/><text:tab/><text:tab/><text:tab/><text:span text:style-name="T18">2</text:span></text:p>
      <text:p text:style-name="P26"><text:tab/><text:tab/><text:tab/><text:tab/><text:tab/><text:tab/><text:tab/><text:span text:style-name="T18">1</text:span></text:p>
      <text:p text:style-name="P26"/>
      <text:p text:style-name="P27">nincs idő</text:p>
      <text:p text:style-name="P27">van reggeli </text:p>
      <text:p text:style-name="P27">lesz ebéd </text:p>
      <text:p text:style-name="P27"/>
      <text:p text:style-name="P27"/>
      <text:p text:style-name="P28">többszörösen összetett mondat</text:p>
      <text:p text:style-name="P28"/>
      <text:p text:style-name="P28">kár <text:tab/>, hogy nem lett jó idő, és esni kezdett az eső</text:p>
      <text:p text:style-name="P28">á <text:s text:c="4"/>az<text:tab/> <text:s text:c="5"/>k <text:s text:c="5"/>á <text:s text:c="3"/>á <text:s text:c="3"/>a <text:s text:c="3"/>a <text:s text:c="3"/>k <text:s text:c="4"/>t <text:s text:c="5"/>á <text:s text:c="12"/>a <text:s/></text:p>
      <text:p text:style-name="P28"><text:s text:c="8"/>a(u)<text:tab/><text:tab/><text:tab/>mellérendelő</text:p>
      <text:p text:style-name="P28"><text:s text:c="3"/>1</text:p>
      <text:p text:style-name="P28">2 – 3<text:span text:style-name="T19">a </text:span></text:p>
      <text:p text:style-name="P41"/>
      <text:p text:style-name="P29">hidd el<text:tab/><text:tab/>, hogy jobb lesz<text:tab/>, ha engedelmeskedsz</text:p>
      <text:p text:style-name="P29"><text:s text:c="4"/>áa <text:s text:c="8"/>azt<text:tab/> <text:s text:c="4"/>k <text:s text:c="6"/>á <text:s text:c="14"/>az<text:tab/> <text:s text:c="2"/>k <text:s text:c="16"/>áa <text:s text:c="7"/></text:p>
      <text:p text:style-name="P29"><text:tab/> <text:s text:c="4"/>u<text:tab/><text:tab/><text:tab/> <text:s text:c="6"/>au<text:tab/> <text:s text:c="3"/>m<text:tab/></text:p>
      <text:p text:style-name="P29"/>
      <text:p text:style-name="P29"/>
      <text:p text:style-name="P30">mintha soha nem takaritottak volna, olyan volt a szobád, amikor meglátogattunk </text:p>
      <text:p text:style-name="P30"><text:s text:c="129"/></text:p>
      <text:p text:style-name="P30"/>
      <text:p text:style-name="P31">Szöveg fogalma, szerkezete </text:p>
      <text:p text:style-name="P31"/>
      <text:p text:style-name="P31">- szöveg fogalma: a leg magasabb nyelvtani egység (szint) , mondatokból épül fel, és egy kommunikációs üzenet (gondolat) kifejezésére szolgál</text:p>
      <text:p text:style-name="P31"/>
      <text:p text:style-name="P31">fonémák morfémak szavak </text:p>
      <text:p text:style-name="P31">hang <text:tab/>szótag/ teljes szó <text:tab/>szókapcsolatok <text:tab/>mondat <text:tab/>szöveg</text:p>
      <text:p text:style-name="P31"/>
      <text:p text:style-name="P31">mondatokból áll de semmi nem zárja ki hogy csak 1 mondatból álljon (van / lehet 1 mondatos szöveg)</text:p>
      <text:p text:style-name="P31">a gondolat alatt nem csak 1 állítást értünk hanem valami állítás sor/ több állítás </text:p>
      <text:p text:style-name="P32"><text:soft-page-break/>a szöveg szerkezeti egységei </text:p>
      <text:p text:style-name="P32"/>
      <text:p text:style-name="P32">a szöveg általában bekezdésekre oszlik (pl befejezés tárgyalás bevezetés). A hosszú szöveg mindig és kötelezően bekezdésekre oszlik</text:p>
      <text:p text:style-name="P32">kb 100 szónál 10 sornál a bekezdéseket már alkalmazni kell </text:p>
      <text:p text:style-name="P32"/>
      <text:p text:style-name="P32">a bekezdés a információ a db tétel mondat (információ)</text:p>
      <text:p text:style-name="P32">pl.: ez a vers egy epigramma</text:p>
      <text:p text:style-name="P32">és ehez a tételhez jönnek kifejtő mondatok amik igazolják a tételt </text:p>
      <text:p text:style-name="P32">ha 2 nagyon különböző dolgot említesz akkor </text:p>
      <text:p text:style-name="P32"/>
      <text:p text:style-name="P33">a szöveg mondat tömbökből / bekezdésekből áll</text:p>
      <text:p text:style-name="P33"/>
      <text:p text:style-name="P33"/>
      <text:p text:style-name="P34">hf tk 149.o 3 szövegegység jegyzetelése </text:p>
      <text:p text:style-name="P34"/>
      <text:p text:style-name="P35">gyakorlás</text:p>
      <text:p text:style-name="P35"/>
      <text:p text:style-name="P35">szövegalkotás vázlatkészítés </text:p>
      <text:p text:style-name="P35"/>
      <text:p text:style-name="P35"/>
      <text:p text:style-name="P35">Cím: </text:p>
      <text:p text:style-name="P36">A sport szerepe az életünkben </text:p>
      <text:p text:style-name="P35"/>
      <text:p text:style-name="P38">bevezetés tételmondata</text:p>
      <text:p text:style-name="P38">nem biztos hogy mindig jó ha itt van a fókuszmondat van olyan hogy ott van de nem mindig </text:p>
      <text:p text:style-name="P35"/>
      <text:p text:style-name="P35"/>
      <text:p text:style-name="P35"/>
      <text:p text:style-name="P35">1 fő állítás (fókuszmondat)</text:p>
      <text:p text:style-name="P35"><text:tab/><text:tab/>erre épül a fogalmazás igaz 1 mondatra nem lehet felépíteni 1 teljes fogalmazást </text:p>
      <text:p text:style-name="P35">2 további 3 állítás megállapítás (tételmondat)</text:p>
      <text:p text:style-name="P35"/>
      <text:p text:style-name="P35">ha ezek megvannak megvan a vázlatod </text:p>
      <text:p text:style-name="P35"/>
      <text:p text:style-name="P35"/>
      <text:p text:style-name="P39">mindenkinek máshogy helyezkedik el a sport az életében </text:p>
      <text:p text:style-name="P35"/>
      <text:p text:style-name="P35">- <text:span text:style-name="T20">fontos mert különben elgyengülne azember szervezete</text:span></text:p>
      <text:p text:style-name="P35"/>
      <text:p text:style-name="P35">- <text:span text:style-name="T20">nem mindeggy hogy hobbiból vagy versenyból sportolsz</text:span></text:p>
      <text:p text:style-name="P37">- a sok -féle sport van amiből választhatsz</text:p>
      <text:p text:style-name="P37">- nem csak fizikai sportok vannak de ha minden 2 őt végzed fejlesztheted az a tudásod és a fizikumod </text:p>
      <text:p text:style-name="P37"/>
      <text:p text:style-name="P37"/>
      <text:p text:style-name="P37"/>
      <text:p text:style-name="P38">befejezés tételmondata</text:p>
      <text:p text:style-name="P39">akármit is sportolsz jót teszel magadnak vele </text:p>
      <text:p text:style-name="P39"/>
      <text:p text:style-name="P39"><text:soft-page-break/></text:p>
      <text:p text:style-name="P39">szöveg kohézió (összetartás)</text:p>
      <text:p text:style-name="P39"/>
      <text:p text:style-name="P39">szöveg összetartó erő = szöveg kohézió = szöveg összefüggés </text:p>
      <text:p text:style-name="P39"/>
      <text:p text:style-name="P39">az a kaplcsolat (erő kohézió) amely összetartja a mondatokat a szövegben</text:p>
      <text:p text:style-name="P39"/>
      <text:p text:style-name="P40">A <text:span text:style-name="T5">barátom</text:span> a szomszéd faluban lakik. <text:span text:style-name="T5">Ő</text:span> a legjobb tanuló az iskolában. </text:p>
      <text:p text:style-name="P40"><text:s/><text:tab/>-------------------------------------</text:p>
      <text:p text:style-name="P40">az ő visszautal </text:p>
      <text:p text:style-name="P40"/>
      <text:p text:style-name="P40">lak<text:span text:style-name="T5">ik</text:span><text:span text:style-name="T6">E/3 </text:span></text:p>
      <text:p text:style-name="P42">az ő erre is utal </text:p>
      <text:p text:style-name="P42"/>
      <text:p text:style-name="P42"/>
      <text:p text:style-name="P42">A szöveg kohézió típusai </text:p>
      <text:p text:style-name="P42"/>
      <text:p text:style-name="P42">1. globális kohézió <text:tab/><text:tab/>a szöveg minden mondatára hat ez az erő</text:p>
      <text:p text:style-name="P42">2. lineáris kohézió<text:tab/><text:tab/>a mondatokat eggyenként sorban kapcsolja össze <text:s/>(láncszerű)</text:p>
      <text:p text:style-name="P42"><text:tab/><text:tab/>2 a, jelentésbeli kohézió </text:p>
      <text:p text:style-name="P42"><text:tab/><text:tab/>2 b, grammatikai (nyelvtani) kohézió </text:p>
      <text:p text:style-name="P42"/>
      <text:p text:style-name="P42"><text:s/>- globális kohézió típusai</text:p>
      <text:p text:style-name="P42"><text:tab/>a globális kohézió eszközei </text:p>
      <text:p text:style-name="P40"><text:span text:style-name="T21"><text:tab/><text:tab/>- </text:span><text:span text:style-name="T22">téma hosszú szövegeknél </text:span></text:p>
      <text:p text:style-name="P43"><text:tab/><text:tab/>- altémák illetve azok kulcsszavai <text:tab/> <text:s text:c="6"/>hosszú szövegekben a tétel mondatok állításai</text:p>
      <text:p text:style-name="P44"><text:tab/><text:tab/>- téma háló <text:tab/><text:tab/><text:tab/><text:tab/> <text:s text:c="6"/>az egymáshoz kapcsolódó kulcsszavak hálózata </text:p>
      <text:p text:style-name="P44"><text:tab/><text:tab/>- a cím <text:tab/><text:tab/><text:tab/><text:tab/> <text:s text:c="6"/>az is hozzáad a szöveg jelentéséhez </text:p>
      <text:p text:style-name="P44"/>
      <text:p text:style-name="P44"/>
      <text:p text:style-name="P44">feladat határozd meg a szöveg témahálóját 166.o </text:p>
      <text:p text:style-name="P44"/>
      <text:p text:style-name="P44"/>
      <text:p text:style-name="P45">jelentésbeli szöveg kohézió</text:p>
      <text:p text:style-name="P45"/>
      <text:p text:style-name="P45"><text:tab/><text:tab/>- szóismétlés</text:p>
      <text:p text:style-name="P45"><text:tab/><text:tab/><text:tab/>Az iskola a város szélén van. Az iskola egy 3 szintes épület.</text:p>
      <text:p text:style-name="P45"/>
      <text:p text:style-name="P45"><text:tab/><text:tab/><text:tab/>A gyakori szóismétlés azonban nyelvhelyességi hiba</text:p>
      <text:p text:style-name="P45"><text:tab/><text:tab/><text:tab/>az adott szó helyett rokon értelmű szó </text:p>
      <text:p text:style-name="P45"/>
      <text:p text:style-name="P45"><text:tab/><text:tab/><text:tab/>Nekünk 3 kutyánk van otthon. Az eb tartás nem kis feladat</text:p>
      <text:p text:style-name="P45"/>
      <text:p text:style-name="P45"><text:tab/><text:tab/>mező összefüggés </text:p>
      <text:p text:style-name="P45"/>
      <text:p text:style-name="P45"><text:tab/><text:tab/><text:tab/><text:span text:style-name="T23">repülőtér : kifutópálya világítótorony repülő</text:span></text:p>
      <text:p text:style-name="P45"><text:tab/><text:tab/><text:tab/><text:span text:style-name="T23">azon szavak összessége amelyek az adott kifelyezéshes szorosan kapcsolódnak </text:span></text:p>
      <text:p text:style-name="P45"><text:tab/><text:tab/><text:tab/><text:span text:style-name="T23">az iskoa a város szélén van. 30 tanterem van benne. </text:span></text:p>
      <text:p text:style-name="P46">Feladat </text:p>
      <text:p text:style-name="P46"><text:soft-page-break/>szövegalkotás </text:p>
      <text:p text:style-name="P46">faust az ördöggel akkar szerződést kötni </text:p>
      <text:p text:style-name="P46"/>
      <text:p text:style-name="P47">egyszer talál egy szerződést</text:p>
      <text:p text:style-name="P46"/>
      <text:p text:style-name="P47">az ördögnek eladja a lelkét </text:p>
      <text:p text:style-name="P46"/>
      <text:p text:style-name="P47">belzebúb megadja néki a vágyát <text:s/></text:p>
      <text:p text:style-name="P46"/>
      <text:p text:style-name="P46"/>
      <text:p text:style-name="P46"/>
      <text:p text:style-name="P46"/>
      <text:p text:style-name="P48">a szöveg nyelvtani kapcsoló elemei </text:p>
      <text:p text:style-name="P48"/>
      <text:p text:style-name="P48">a grammatikai kohézzió is ismétlésekre vissza utalásokra és előreutalásra épül </text:p>
      <text:p text:style-name="P48"/>
      <text:p text:style-name="P48"/>
      <text:p text:style-name="P48">névmással utalunk vissza egy korábbi mondatra (a névmás utalhat előre is)</text:p>
      <text:p text:style-name="P48">A barátom is abba az iskolába jár mint amelyikbe én . Ő az iskola legjobb tanulója. </text:p>
      <text:p text:style-name="P48">Bármely névmás létrehozhat szövegkapcsolatot</text:p>
      <text:p text:style-name="P48">nekem is és a barátomnak is van kerékpárja. Az övé piros, az enyém pedig kék. </text:p>
      <text:p text:style-name="P48"/>
      <text:p text:style-name="P48"/>
      <text:p text:style-name="P48"/>
      <text:p text:style-name="P48">Igei személyraggal megvalósított szövegkapcsolat</text:p>
      <text:p text:style-name="P48">A barátom gépészmérnöknek tanul. Imádja a gépeket. </text:p>
      <text:p text:style-name="P49">E/3. Személyű igerag utal vissza az előző mondat szintén e/3 alanyára</text:p>
      <text:p text:style-name="P49">imádja a lovakat <text:tab/>ebben kizárólag nyelvtani kohézió van és így is szoros a kapcsolat </text:p>
      <text:p text:style-name="P49"/>
      <text:p text:style-name="P49"/>
      <text:p text:style-name="P49"/>
      <text:p text:style-name="P49">birtokos személyi jellel megvalósított szövegkapcsolat </text:p>
      <text:p text:style-name="P49">A barátom gépészmérnöknek tanul. Az autója itt áll a ház előtt. </text:p>
      <text:p text:style-name="P49"><text:tab/><text:tab/><text:tab/><text:tab/><text:tab/>Van egy kutyája. </text:p>
      <text:p text:style-name="P49"/>
      <text:p text:style-name="P49">Gyakorlás szövegelemzés </text:p>
      <text:p text:style-name="P49">karcsi kilépett az ajtón. meglátta a havat. Elhatározta hogy iskola után szánkózni fog a barátjával. </text:p>
      <text:p text:style-name="P49"/>
      <text:p text:style-name="P50">Szövegelemzés </text:p>
      <text:p text:style-name="P50">jelölésmód </text:p>
      <text:p text:style-name="P50"/>
      <text:p text:style-name="P50">1-2. mondat, Karcsi – meglátta , igei személyragozás, grammatikai kohézió</text:p>
      <text:p text:style-name="P50"/>
      <text:p text:style-name="P50">1-3. mondat, Karcsi – <text:span text:style-name="T24">Elhatározta , igei személyragozás, grammatikai kohézió </text:span></text:p>
      <text:p text:style-name="P50"/>
      <text:p text:style-name="P51">2-3. mondat, havat – szánkózni, </text:p>
      <text:p text:style-name="P50"/>
      <text:p text:style-name="P50">minden mondatnak legalább 1 máásik mondathoz kell kapcsolódnia </text:p>
      <text:p text:style-name="P51">a grammatikai szövegkohézió mindig megelőzi a jelentésbeli hoziót az elemzésben </text:p>
      <text:p text:style-name="P51"><text:soft-page-break/></text:p>
      <text:p text:style-name="P51">Ady Endre az egyik legnagyobb magyar költő. Sok szép verset írt . Költeményei szerelemről, hazaszeretetről szólnak. Ezek a költészet örök témái. </text:p>
      <text:p text:style-name="P51"/>
      <text:p text:style-name="P51">1-2. mondat, Ady Endre – írt, igei személyragozás, grammatikai kohézió </text:p>
      <text:p text:style-name="P51">1-3. mondat, Ady Endre – Költeményei, <text:span text:style-name="T25">birtokos személy jel</text:span>, grammatikai kohézió </text:p>
      <text:p text:style-name="P51">1-2. mondat, költő – verset, mezőbéli összefüggés, jelentésbeli kohézió </text:p>
      <text:p text:style-name="P51">2-3. mondat, verset – költeményei, <text:span text:style-name="T25">rokonértelmű szóhasználat</text:span>, jelentésbeli kohézió </text:p>
      <text:p text:style-name="P52">3-4. mondat, szerelemről, hazaszeretetről – ezek, <text:span text:style-name="T26">névmás, grammatikai kohézió</text:span></text:p>
      <text:p text:style-name="P52">3-4. mondat, költeményei – költészet, rokonértelmű szóhasználat, jelentésbeli kohézió</text:p>
      <text:p text:style-name="P52">2-3. mondat, </text:p>
      <text:p text:style-name="P52"/>
      <text:p text:style-name="P53">alkoss egy 4 mondatból álló szöveget</text:p>
      <text:p text:style-name="P53">az első és a második között névmással </text:p>
      <text:p text:style-name="P53">23 között igei személyragozás</text:p>
      <text:p text:style-name="P53">3 4 között is igei személyragozás </text:p>
      <text:p text:style-name="P53"/>
      <text:p text:style-name="P54">Helyesírásunk alapelvei</text:p>
      <text:p text:style-name="P54">nem szabályok (magyar helyesírási szabályzat tartalmazza a szabályzatot 19.század Akadémia)</text:p>
      <text:p text:style-name="P54">jelenleg a 12. kiadás van érvényben</text:p>
      <text:p text:style-name="P54">a szabályzat a 4 alapelvre épül </text:p>
      <text:p text:style-name="P54"/>
      <text:p text:style-name="P54">kiejtés szerinti írásmód alapelve</text:p>
      <text:p text:style-name="P54">túlnyomó többségére igaz kb80% </text:p>
      <text:p text:style-name="P54">alma asztal </text:p>
      <text:p text:style-name="P54">kézzel</text:p>
      <text:p text:style-name="P54"/>
      <text:p text:style-name="P54">szóelemzés elve alapján leírt szavak </text:p>
      <text:p text:style-name="P54">kiejtéstől függetlenül külön fel kell tüntetni a szótövet és a hozzá kapcsolódó toldalékokat</text:p>
      <text:p text:style-name="P54"/>
      <text:p text:style-name="P54">barátság egészség </text:p>
      <text:p text:style-name="P55">a megétés végett a jobb megértést szolgálja írásban </text:p>
      <text:p text:style-name="P55"/>
      <text:p text:style-name="P55"/>
      <text:p text:style-name="P55">hagyományos írásmód elve (hagyyomány elve)</text:p>
      <text:p text:style-name="P55">pl kossuth </text:p>
      <text:p text:style-name="P55">sok régi csládnév leírásakor alkalmazzuk</text:p>
      <text:p text:style-name="P55">batthyány ide van sorlova a j – ly használata is</text:p>
      <text:p text:style-name="P55">pl muszáj bagoly </text:p>
      <text:p text:style-name="P55"/>
      <text:p text:style-name="P55">egyszerüsítő írásmó elve (egyszerüsítés)</text:p>
      <text:p text:style-name="P55"/>
      <text:p text:style-name="P56">3 mássalhangzó esetén pl toll – val = tollal</text:p>
      <text:p text:style-name="P56">2ős betűk sz cs </text:p>
      <text:p text:style-name="P56">hoszzú az elsű betű kiesik </text:p>
      <text:p text:style-name="P56">idegen szavak és összetett szavak leírása külön szabályzat alapján történik </text:p>
      <text:p text:style-name="P56"/>
      <text:p text:style-name="P55"/>
      <text:p text:style-name="P55"/>
      <text:p text:style-name="P57"><text:soft-page-break/>szöveg központozás </text:p>
      <text:p text:style-name="P57"/>
      <text:p text:style-name="P57">írásjelek használata </text:p>
      <text:p text:style-name="P57">- mondatvégi írásjelek tk 184</text:p>
      <text:p text:style-name="P58">- mondatközi írásjelek :</text:p>
      <text:p text:style-name="P58"><text:tab/><text:tab/><text:tab/>- a vessző használata</text:p>
      <text:p text:style-name="P57"><text:tab/><text:tab/><text:tab/><text:tab/>a felsorolás szavai közé </text:p>
      <text:p text:style-name="P57"><text:tab/><text:tab/><text:tab/><text:tab/>mondataink jó része összetett, mondat a tagmondatok elválasztásához is <text:tab/><text:tab/><text:tab/><text:tab/><text:tab/>vesszőket használunk </text:p>
      <text:p text:style-name="P57"><text:tab/><text:tab/><text:tab/><text:tab/></text:p>
      <text:p text:style-name="P57"><text:tab/><text:tab/><text:tab/><text:tab/>alárendeelő és mellérendelő mondatok <text:s/></text:p>
      <text:p text:style-name="P62"><text:tab/><text:tab/><text:tab/><text:tab/>minden tagmondatot legtöbbnyire egy kötőszó vezet be</text:p>
      <text:p text:style-name="P57"><text:tab/><text:tab/><text:tab/><text:tab/>hogy, ha, de, mert stb.</text:p>
      <text:p text:style-name="P59"><text:tab/><text:tab/><text:tab/><text:tab/>EZEK ELÉ MINDIG VESSZŐT KELL <text:tab/><text:tab/><text:tab/><text:tab/>TENNI A MONDATBAN</text:p>
      <text:p text:style-name="P60"><text:tab/><text:tab/><text:tab/><text:tab/>és <text:s/>vagy <text:tab/>tagmondatoknál teszünk eléük vesszőt felsorolásban nem</text:p>
      <text:p text:style-name="P60"><text:tab/><text:tab/><text:tab/><text:tab/>matematika, fizika és történelem óránk van ma </text:p>
      <text:p text:style-name="P60"><text:tab/><text:tab/><text:tab/><text:tab/>tagmondatnál vessző kell elé </text:p>
      <text:p text:style-name="P60"><text:tab/><text:tab/><text:tab/><text:tab/><text:span text:style-name="T27">vannak mások is de azok nem gyakoriak </text:span></text:p>
      <text:p text:style-name="P60"/>
      <text:p text:style-name="P60"><text:tab/><text:tab/><text:tab/>- <text:span text:style-name="T27">kettős pont</text:span></text:p>
      <text:p text:style-name="P60"><text:tab/><text:tab/><text:tab/>- <text:span text:style-name="T27">pontosvessző tk</text:span></text:p>
      <text:p text:style-name="P60"/>
      <text:p text:style-name="P61"><text:tab/><text:tab/><text:tab/>- az idézés szabályai</text:p>
      <text:p text:style-name="P61"><text:tab/><text:tab/><text:tab/><text:tab/>a szószeinti idézetet idézőjelek közé kell tenni </text:p>
      <text:p text:style-name="P61"><text:tab/><text:tab/><text:tab/><text:tab/>tartalmi idézetet nem teszünk idézőjelek közé</text:p>
      <text:p text:style-name="P61"><text:tab/><text:tab/><text:tab/><text:tab/>„”</text:p>
      <text:p text:style-name="P61"><text:tab/><text:tab/><text:tab/><text:tab/>szövegbe illesztett idézet </text:p>
      <text:p text:style-name="P61"><text:tab/><text:tab/><text:tab/><text:tab/>Azt írjaa Csokonai, <text:span text:style-name="T28">hogy</text:span> „ <text:span text:style-name="T28">gonosz erkőlcsel senki sem született”. </text:span></text:p>
      <text:p text:style-name="P61"><text:tab/><text:tab/><text:tab/><text:tab/></text:p>
      <text:p text:style-name="P61"><text:tab/><text:tab/><text:tab/><text:tab/><text:span text:style-name="T29">kiemelt idézet </text:span></text:p>
      <text:p text:style-name="P64"><text:s text:c="2"/>A felvilágosodás egy gondolata is megtalálható csokonai versében </text:p>
      <text:p text:style-name="P63"/>
      <text:p text:style-name="P63"/>
      <text:p text:style-name="P65">„<text:span text:style-name="T29">mert gonosz erkőlccsel senki sem született</text:span>”</text:p>
      <text:p text:style-name="P66"/>
      <text:p text:style-name="P67"/>
      <text:p text:style-name="P67"><text:s text:c="8"/><text:span text:style-name="T29">mert a ………….</text:span></text:p>
      <text:p text:style-name="P68"/>
      <text:p text:style-name="P69"/>
      <text:p text:style-name="P69"><text:tab/><text:tab/><text:tab/><text:tab/><text:span text:style-name="T29">tartalmi idézet</text:span></text:p>
      <text:p text:style-name="P70"><text:tab/><text:tab/><text:tab/><text:tab/>tartalmi idézésnél sem kettős pont sem idézőjel és az érvényes helyesírás <text:tab/><text:tab/><text:tab/><text:tab/><text:tab/>szerint írjuk le</text:p>
      <text:p text:style-name="P70"><text:tab/><text:tab/><text:tab/><text:tab/>csokonai beépítette a versébe a felvilágosodásnak azt a gondolatát hogy <text:tab/><text:tab/><text:tab/><text:tab/><text:tab/>gonosz erkölccsel senki sem született</text:p>
      <text:p text:style-name="P70"><text:tab/><text:tab/><text:tab/><text:tab/></text:p>
      <text:p text:style-name="P70"/>
      <text:p text:style-name="P71"><text:soft-page-break/>Egybeírás, különírás </text:p>
      <text:p text:style-name="P71">188.o </text:p>
      <text:p text:style-name="P71">főszabály: egybe kell írni az összetett szót </text:p>
      <text:p text:style-name="P71">ha a két szó jelentése együtt eltér a szavak külön jelentésétől</text:p>
      <text:p text:style-name="P71">pl.:szóbeszéd = mendemonda pletyka <text:tab/>hidegvérű = érzéketlen kegyetlen </text:p>
      <text:p text:style-name="P71"/>
      <text:p text:style-name="P71">hatszótagos szabály </text:p>
      <text:p text:style-name="P72">természetfilm-készítés <text:tab/><text:span text:style-name="T30">a szakmainyelv használata kivétel </text:span></text:p>
      <text:p text:style-name="P72"><text:span text:style-name="T30">legalább 3 szóbol álló összetételeknél 6 szótagig egybe írjuk az összetett szót </text:span><text:s/><text:span text:style-name="T30">6 szótag fölött pedig kötőjellel </text:span></text:p>
      <text:p text:style-name="P73"/>
      <text:p text:style-name="P73"/>
      <text:p text:style-name="P74">földrajzi helynevek helyesírása </text:p>
      <text:p text:style-name="P74"/>
      <text:p text:style-name="P74">alapszabályok </text:p>
      <text:p text:style-name="P74">(sok a kivétel) két- vagy több elemű szavak</text:p>
      <text:p text:style-name="P74">tulajdonnév + köznév pl.: Balti – tenger</text:p>
      <text:p text:style-name="P74"><text:s/></text:p>
      <text:p text:style-name="P74">természetes tájak pl.: tenger, sziget, tó…………</text:p>
      <text:p text:style-name="P74">ember által alkotott környezet pl.: utca, tér …………</text:p>
      <text:p text:style-name="P74"/>
      <text:p text:style-name="P74">a természeti tájak kettős nevét mindig kötőjellel kapcsolod össze </text:p>
      <text:p text:style-name="P75">emberi dolgokat pedig külön írjuk pl.: Jókai tér </text:p>
      <text:p text:style-name="P75"/>
      <text:p text:style-name="P75">kiegészítő szabály : ha maga a tulajdon névi rész is kifejezi a tájat akkor egybe íjuk </text:p>
      <text:p text:style-name="P75"><text:tab/><text:tab/><text:tab/>pl.: Balaton VS Velencei-tó </text:p>
      <text:p text:style-name="P75">ha a földrajzi név több elemű akkor a tulajdonnévhez tartozó minden szót nagy kezdőbetűvel írunk </text:p>
      <text:p text:style-name="P75">Sebes-Kőrös-<text:span text:style-name="T31">f</text:span>olyó </text:p>
      <text:p text:style-name="P75">Szabolcs-Szatmá<text:span text:style-name="T31">r megye</text:span></text:p>
      <text:p text:style-name="P75"/>
      <text:p text:style-name="P76">otthon ell </text:p>
      <text:p text:style-name="P76"/>
      <text:p text:style-name="P76">Duna – zughegység </text:p>
      <text:p text:style-name="P76">Duna – folyam </text:p>
      <text:p text:style-name="P76">Lukács fürdő </text:p>
      <text:p text:style-name="P76">Északi – sark </text:p>
      <text:p text:style-name="P76">Balaton – felvidék </text:p>
      <text:p text:style-name="P76">Holdvilág – árok </text:p>
      <text:p text:style-name="P76">Sahara – sivatag</text:p>
      <text:p text:style-name="P76">Tisza – part</text:p>
      <text:p text:style-name="P76"/>
      <text:p text:style-name="P76"/>
      <text:p text:style-name="P76"/>
      <text:p text:style-name="P77">Magas – Tátra </text:p>
      <text:p text:style-name="P77">Duna folyam </text:p>
      <text:p text:style-name="P77">Balaton-felvidék </text:p>
      <text:p text:style-name="P77">széchényi Ferenc</text:p>
      <text:p text:style-name="P77">széchenyi István </text:p>
      <text:p text:style-name="P77">Kelenföldi pályaudvar </text:p>
      <text:p text:style-name="P77"><text:soft-page-break/>Észak-Erdély </text:p>
      <text:p text:style-name="P78">Szentföld </text:p>
      <text:p text:style-name="P78">Hármas – Körös </text:p>
      <text:p text:style-name="P78"/>
      <text:p text:style-name="P78"/>
      <text:p text:style-name="P79">szöveg típusok </text:p>
      <text:p text:style-name="P79"/>
      <text:p text:style-name="P79">alapvető szövegtípusok </text:p>
      <text:p text:style-name="P79"/>
      <text:p text:style-name="P79">elbeszélő szöveg </text:p>
      <text:p text:style-name="P79">fő jellemzői : <text:tab/>eseménysort cselekményt mutat be, igékben gazdag: verbális stílusú,</text:p>
      <text:p text:style-name="P79"><text:tab/><text:tab/>megalkotásának alapja az időrend, lineáris (az az egy idésíkot használva),</text:p>
      <text:p text:style-name="P80"><text:tab/><text:tab/><text:span text:style-name="T35">gyakori benne a visszaemlékező rész, viszont mikor az ábrázolás ideje is </text:span></text:p>
      <text:p text:style-name="P81"><text:tab/><text:tab/>megváltozik akkor idősíkot vált az elbeszélése pl.: odüsszeia </text:p>
      <text:p text:style-name="P80"><text:tab/><text:tab/><text:span text:style-name="T35">gyakran tartalmaz párbeszédet , dialógust is tarttalmazhat , leíró és érvelő </text:span></text:p>
      <text:p text:style-name="P81"><text:tab/><text:tab/>részek is lehetnek benne</text:p>
      <text:p text:style-name="P79"/>
      <text:p text:style-name="P79"/>
      <text:p text:style-name="P79">leíró szöveg </text:p>
      <text:p text:style-name="P82">fő jellemzői: <text:tab/>tárgy személy helyszín jelenség folyamat bemutatásásra </text:p>
      <text:p text:style-name="P79"/>
      <text:p text:style-name="P79"/>
      <text:p text:style-name="P79">érvelő szöveg </text:p>
      <text:p text:style-name="P82">fő jellemzői :<text:tab/> egyformán használ nominális és verbális eszközöket </text:p>
      <text:p text:style-name="P82"><text:tab/><text:tab/>kommunikációs cél különbözteti meg a legjobban</text:p>
      <text:p text:style-name="P82"><text:tab/><text:tab/>célja hogy meggyőzze az adott személyt aki hallgatja / olvassa</text:p>
      <text:p text:style-name="P82"><text:tab/><text:tab/>legjobb példa erre a szónoklat valamit elakarunk érni </text:p>
      <text:p text:style-name="P82"><text:tab/><text:tab/>legyakrabb szövegalkotási módja az ok okozati kapcsolat erre építi </text:p>
      <text:p text:style-name="P82"><text:tab/><text:tab/>a szónok a szövegételőfordulhat benne cselekményes leíró rész de </text:p>
      <text:p text:style-name="P82"><text:tab/><text:tab/>dialógus is lehet benne </text:p>
      <text:p text:style-name="P79"/>
      <text:p text:style-name="P79"/>
      <text:p text:style-name="P79">iskolai szöveg </text:p>
      <text:p text:style-name="P79"/>
      <text:p text:style-name="P84">elbeszélő szöveg, leíró szöveg, érvelő szöveg, iskolai szöveg</text:p>
      <text:p text:style-name="P84"/>
      <text:p text:style-name="P81"><text:span text:style-name="T32">tk 8.o leíró </text:span><text:span text:style-name="T33">szövegtípus jellemzőinek összegyüjtése</text:span></text:p>
      <text:p text:style-name="P83"><text:span text:style-name="T33">2 </text:span><text:span text:style-name="T32">példát keresni </text:span></text:p>
      <text:p text:style-name="P85"/>
      <text:p text:style-name="P85"/>
      <text:p text:style-name="P82"><text:span text:style-name="T32">gyak </text:span><text:span text:style-name="T34">tk 18.o </text:span></text:p>
      <text:p text:style-name="P86"/>
      <text:p text:style-name="P86"/>
      <text:p text:style-name="P86"/>
      <text:p text:style-name="P86"/>
      <text:p text:style-name="P86"/>
      <text:p text:style-name="P86"/>
      <text:p text:style-name="P86"/>
      <text:p text:style-name="P86"/>
      <text:p text:style-name="P86"><text:soft-page-break/></text:p>
      <text:p text:style-name="P87">a szövegalkotás lépései pótolni </text:p>
      <text:p text:style-name="P87"/>
      <text:p text:style-name="P87">gyakorlás </text:p>
      <text:p text:style-name="P87"/>
      <text:p text:style-name="P88">szerintem igen is, és nem is , mivel a születésünkkor van egy meghatározott szituáció amibe születünk, de később csak rajtunk múlik mit teszünk és hogy cselekszünk. </text:p>
      <text:p text:style-name="P88"/>
      <text:p text:style-name="P89">Közéleti szövegtípusok </text:p>
      <text:p text:style-name="P89">(munka világa, továbbtanulás)</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Hivatalos levél</text:p>
      <text:p text:style-name="P89"/>
      <text:p text:style-name="P89">feladó : név, cím</text:p>
      <text:p text:style-name="P89">címzett : Boronkay, igazgató</text:p>
      <text:p text:style-name="P89">Tárgy : osztályzó vizsga halasztás</text:p>
      <text:p text:style-name="P89"/>
      <text:p text:style-name="P89">2022. ápr. 10.</text:p>
      <text:p text:style-name="P89">2 hét </text:p>
      <text:p text:style-name="P89">melléklet : orvosi vélemény</text:p>
      <text:p text:style-name="P89">szöveg </text:p>
      <text:p text:style-name="P89">dátum </text:p>
      <text:p text:style-name="P89">aláírás</text:p>
      <text:p text:style-name="P89"><text:soft-page-break/></text:p>
      <text:p text:style-name="P89"/>
      <text:p text:style-name="P89"/>
      <text:p text:style-name="P89">Feladó: Horváth Ágost </text:p>
      <text:p text:style-name="P89">2000 Szentendre Bessenyei u. 2/A</text:p>
      <text:p text:style-name="P89"/>
      <text:p text:style-name="P90">Címzett: </text:p>
      <text:p text:style-name="P90">2600 Vác Németh László utca 4-6 </text:p>
      <text:p text:style-name="P91">Boronkay György Műszaki Technikum és Gimnázium</text:p>
      <text:p text:style-name="P89">Fábián Gábor </text:p>
      <text:p text:style-name="P89"/>
      <text:p text:style-name="P89"/>
      <text:p text:style-name="P89"/>
      <text:p text:style-name="P89"/>
      <text:p text:style-name="P91"><text:span text:style-name="T36">Tisztelt</text:span> igazgató úr!</text:p>
      <text:p text:style-name="P91">Szertném kérvényezni hogy az osztályzó vizsga időpontját halasszuk el. Testnevelés órán megsérült a jobb kezem, ezért nem tudnám megírni a vizsgát.Az orvos azt mondta 2 hét a gyógyulási idő. Ezért szeretném megkérni hogy az osztályzó vizsgámat halassza el két héttel. </text:p>
      <text:p text:style-name="P91">A levélben elküldöm az orvosi szakvéleményt és leletet is. </text:p>
      <text:p text:style-name="P91">Előre is köszönöm válaszát!</text:p>
      <text:p text:style-name="P91"/>
      <text:p text:style-name="P91"/>
      <text:p text:style-name="P91">2022.04.10.</text:p>
      <text:p text:style-name="P91"/>
      <text:p text:style-name="P91"/>
      <text:p text:style-name="P91">Horváth Ágost</text:p>
      <text:p text:style-name="P91"/>
      <text:p text:style-name="P92">hivatalos levél tartalmának 3 fő eleme </text:p>
      <text:p text:style-name="P92">mit kérsz </text:p>
      <text:p text:style-name="P92">miért kéred (indoklás)</text:p>
      <text:p text:style-name="P92">mi igazolja az indoklásodat</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3"><text:soft-page-break/>Életrajz </text:p>
      <text:p text:style-name="P93">iskolai végzettségek tapasztalatok </text:p>
      <text:p text:style-name="P93">származás családi helyzet képességek </text:p>
      <text:p text:style-name="P93">érdeklődési körök </text:p>
      <text:p text:style-name="P93">bemutatása valamilyen céllal</text:p>
      <text:p text:style-name="P93"/>
      <text:p text:style-name="P93">cél : munkahely állás ösztöndíj megszerzése egyetmi főiskolai vagy bármi amire pályázol </text:p>
      <text:p text:style-name="P93"/>
      <text:p text:style-name="P93">2 típus : <text:tab/>hagyományos /európai <text:tab/>összefüggő szöveg mondatokból áll pl.: József Attila</text:p>
      <text:p text:style-name="P93"><text:tab/><text:tab/>modern / amerikai életrajz <text:tab/>vázlatos csak ami fontos (amerikai cégek mikor jöttek <text:tab/><text:tab/><text:tab/><text:tab/><text:tab/><text:tab/><text:tab/><text:tab/><text:tab/><text:tab/>kerestek alkalmazottat és túl <text:tab/><text:tab/><text:tab/><text:tab/><text:tab/><text:tab/><text:tab/><text:tab/><text:tab/><text:tab/><text:tab/>hosszú a másikezért kérték így)</text:p>
      <text:p text:style-name="P93"/>
      <text:p text:style-name="P94">hf a saját modern életrajzod elkészítése de abból a helyzetből hogy állásra írod </text:p>
      <text:p text:style-name="P94"/>
      <text:p text:style-name="P95">motivációs levél </text:p>
      <text:p text:style-name="P95">a motivációs levél kötelező az amerikai típusú önéletrajz mellé </text:p>
      <text:p text:style-name="P95">összefüggő szövegben kell megfogalmazi </text:p>
      <text:p text:style-name="P95">címzetje van a levélnek aláírása dátuma </text:p>
      <text:p text:style-name="P95">hasonló formában mint a hivatalos levél </text:p>
      <text:p text:style-name="P95"/>
      <text:p text:style-name="P95">- mire pályázol pl münkakör ösztöndíly</text:p>
      <text:p text:style-name="P95">- miért pályázol miért szeretnéd te megkapni jelentkezésed legfőbb indokai </text:p>
      <text:p text:style-name="P95">- milyen képességek alaplyán érzed magad alkalmasnak a pályázat elnyerésére</text:p>
      <text:p text:style-name="P95"/>
      <text:p text:style-name="P95">rendelkezel a végzetséggel van x év szakmai tapasztalatod hasonló nyári munkát végeztél </text:p>
      <text:p text:style-name="P95">szeretszemberekkel foglalkozni stb stb stb </text:p>
      <text:p text:style-name="P95"/>
      <text:p text:style-name="P95">gyakorlás </text:p>
      <text:p text:style-name="P95"/>
      <text:p text:style-name="P95">elvégezted az egyetemet </text:p>
      <text:p text:style-name="P95">nyári munkákat csináltál de friss diplomás vagy </text:p>
      <text:p text:style-name="P95">a kecskemét merci üzemmérnöki állására pályázol </text:p>
      <text:p text:style-name="P95">gyártósor felügyeletére vezetésére</text:p>
      <text:p text:style-name="P95"/>
      <text:p text:style-name="P96">Horváth Ágost </text:p>
      <text:p text:style-name="P96"/>
      <text:p text:style-name="P96">Tisztelt Igazgató úr !</text:p>
      <text:p text:style-name="P96"/>
      <text:p text:style-name="P96">Szeretnék pályázni a Kecskeméti Mercedes gyár meghirdetett üzemmérnöki állására.</text:p>
      <text:p text:style-name="P96"/>
      <text:p text:style-name="P96">Azért jelntkezem erre a posztra mivel számomra tetszik a münka környezt amit ígérnek, és érdekel a foglalkozási terület. Hasonló területen dolgoztam eddig igaz csak részmunkaidőben az egyetem mellet , de szeretném kipróbálni milyen teljes állásban , jó csapattal recízen dolgozni. </text:p>
      <text:p text:style-name="P96"/>
      <text:p text:style-name="P96">Azért lennék tökéletes az állásra <text:span text:style-name="T37">mivel friss diplomásként könnyebb betanulnom gyorsan menne. Szeretek emberekkel dolgozni és eggyüt működni egy végső célért. És mint már megjelöltem az eddigi nyári gyakorlataimon hasoló pozícióbam dolgoztam és ezért már van valamennyi tudásom.</text:span></text:p>
      <text:p text:style-name="P96"/>
      <text:p text:style-name="P97"><text:soft-page-break/>39.-40.o utolsó kettő </text:p>
      <text:p text:style-name="P97"/>
      <text:p text:style-name="P98">Digitáális kommunikáció </text:p>
      <text:p text:style-name="P98"/>
      <text:p text:style-name="P98">ism: általános személyközi kommunikáció</text:p>
      <text:p text:style-name="P98"/>
      <text:p text:style-name="P98">feladó </text:p>
      <text:p text:style-name="P98">vevő / befogadó</text:p>
      <text:p text:style-name="P98"/>
      <text:p text:style-name="P98">2 irányú kommunikáció </text:p>
      <text:p text:style-name="P98"/>
      <text:p text:style-name="P98">közvetett és közvetlen kommunikáció </text:p>
      <text:p text:style-name="P98"/>
      <text:p text:style-name="P98">egy idejű / eltérő idejű </text:p>
      <text:p text:style-name="P98">nyelvi kódot használunk vagy más kód </text:p>
      <text:p text:style-name="P98"><text:tab/><text:tab/><text:tab/><text:tab/>nonverbális kommunikáció</text:p>
      <text:p text:style-name="P98"><text:tab/><text:tab/><text:tab/><text:tab/>képi kommunikáció </text:p>
      <text:p text:style-name="P98"><text:tab/><text:tab/><text:tab/><text:tab/></text:p>
      <text:p text:style-name="P98">tisztán a nyelvi kommunikáci a legjobb a digitális kommunikáció jellemzői </text:p>
      <text:p text:style-name="P98">az összes </text:p>
      <text:p text:style-name="P99">kivéve a közvetlen</text:p>
      <text:p text:style-name="P99">nyelvi és képi kommunikáció <text:tab/><text:tab/>lehet egy idejű és eltérő idejű <text:tab/>csak közvetett <text:tab/>lehet egy és két irányú de inkább kétirányúan használjuk </text:p>
      <text:p text:style-name="P99"/>
      <text:p text:style-name="P99">nem kell az internetes szövegek jellemzői </text:p>
      <text:p text:style-name="P99">46.o 1ső hasáb típusai lecke többi része nem kell</text:p>
      <text:p text:style-name="P99"/>
      <text:p text:style-name="P99"/>
      <text:p text:style-name="P99">Szerintem ez igaz is és nem is . Ezt a generációt tényleg nem köti le annyira a padban ülés és az hogy az anyagot ledarálják nekik. Sokkal jobban megértik és megjegyzik ha maguk járhatnak utána , és lehet más lesz az információ de <text:span text:style-name="T38">legalább mindenki tudni fogja.</text:span></text:p>
      <text:p text:style-name="P99"/>
      <text:p text:style-name="P99"/>
      <text:p text:style-name="P99"/>
      <text:p text:style-name="P99"/>
      <text:p text:style-name="P99"/>
      <text:p text:style-name="P100">Stílusrétegek </text:p>
      <text:p text:style-name="P100"/>
      <text:p text:style-name="P100">Stí<text:span text:style-name="T39">l</text:span>us </text:p>
      <text:p text:style-name="P100">nyelvi stílus</text:p>
      <text:p text:style-name="P100">köznyelvi stílusréteg <text:span text:style-name="T39">(</text:span>(Stílusirányzat)stílus korszakok / egyényi stílus irányzatok<text:span text:style-name="T39">)</text:span> <text:tab/>: <text:span text:style-name="T39">kommunikációs helyzet és a kommunikációs cél határozza meg </text:span></text:p>
      <text:p text:style-name="P101">pl iskolai felelet</text:p>
      <text:p text:style-name="P101">5 fő köznyelvi stílusréteg : társalgási stílus <text:tab/><text:tab/>tudományos stílus <text:tab/><text:tab/>hivatalos stílus<text:tab/><text:tab/>szónoki stílus <text:tab/><text:tab/>újságíróis stílus(publicisztikai)</text:p>
      <text:p text:style-name="P100"/>
      <text:p text:style-name="P100">köznyelvi kifejezés ami nagyon sok mindenre hivatkozhat </text:p>
      <text:p text:style-name="P100"/>
      <text:p text:style-name="P100">vezetési stílus zenei stílus </text:p>
      <text:p text:style-name="P100"><text:soft-page-break/></text:p>
      <text:p text:style-name="P100">nyelvi stílus =&gt; nyelvi elemek szavak használata <text:tab/></text:p>
      <text:p text:style-name="P100">nyelvi elemek összeválogatása és elrendezése <text:tab/>beszédben és írásban eggyaránt működik <text:tab/> <text:s/><text:tab/> de nem ugyanaz a beszéd és írási stílusunk <text:tab/><text:tab/></text:p>
      <text:p text:style-name="P100"/>
      <text:p text:style-name="P100"/>
      <text:p text:style-name="P102">Társalgási stílus</text:p>
      <text:p text:style-name="P102">ism: </text:p>
      <text:p text:style-name="P102">stílus fogalma</text:p>
      <text:p text:style-name="P102">stílus réteg = köznyelvi stílus </text:p>
      <text:p text:style-name="P102"/>
      <text:p text:style-name="P102">stílus rétegek a tipikus kommunikációs helyzetekhez kötődnek </text:p>
      <text:p text:style-name="P102"/>
      <text:p text:style-name="P102">stílus rétegek jellemzése </text:p>
      <text:p text:style-name="P102">kommunikációs helyzet </text:p>
      <text:p text:style-name="P102">szóhasználat / szókincs</text:p>
      <text:p text:style-name="P102">mondatalkotás </text:p>
      <text:p text:style-name="P102">szövegalkotás </text:p>
      <text:p text:style-name="P102"/>
      <text:p text:style-name="P102">társalgási stílus jellemzői </text:p>
      <text:p text:style-name="P102"/>
      <text:p text:style-name="P103"><text:span text:style-name="T40">komm. Helyzet :<text:tab/></text:span>személyközi beszélgetés vagy személyes vita sms napló blog <text:tab/></text:p>
      <text:p text:style-name="P103"><text:tab/></text:p>
      <text:p text:style-name="P104">szókincs: <text:tab/><text:tab/>köznyelvet használja sleng divatszavak nyelvjárási kifejezések <text:tab/></text:p>
      <text:p text:style-name="P104"><text:tab/><text:tab/><text:tab/>is kerülhetnek bele továbbá állandósult szókapcsolatok</text:p>
      <text:p text:style-name="P104"/>
      <text:p text:style-name="P104">mondatalkotása :<text:tab/>kevésb szabályos mint bármely másik társadalmi rétegé de </text:p>
      <text:p text:style-name="P104"><text:tab/><text:tab/><text:tab/>tömör rövid egyszerű mondatok sőt gyakran hiányos befejezetlen </text:p>
      <text:p text:style-name="P104"><text:tab/><text:tab/><text:tab/>mondatok </text:p>
      <text:p text:style-name="P104"><text:tab/><text:tab/><text:tab/>(modalitás = kérdő óhajtó kijelentő) <text:s/>bármely modalitás használható</text:p>
      <text:p text:style-name="P104"/>
      <text:p text:style-name="P104">szövegalkotás :<text:tab/>lazán alkazlmazza a nyelvtani szabályokat, kötetlen szerkezetet haszál</text:p>
      <text:p text:style-name="P104"><text:tab/><text:tab/><text:tab/>tetszőlegesen válthatsz témát. </text:p>
      <text:p text:style-name="P104"/>
      <text:p text:style-name="P104">Kisfiam elég lesz mára már a játékból!</text:p>
      <text:p text:style-name="P104"/>
      <text:p text:style-name="P104">Jól van nagyi mindjárt megyek! </text:p>
      <text:p text:style-name="P104">Csak még ezt befejezem.</text:p>
      <text:p text:style-name="P104"/>
      <text:p text:style-name="P104">3 órával ezelött is ezt mondtad. Ha ne jössz én esküszöm az égre hogy lenyomom a biztosítékot!</text:p>
      <text:p text:style-name="P104"/>
      <text:p text:style-name="P104"/>
      <text:p text:style-name="P104"/>
      <text:p text:style-name="P104"/>
      <text:p text:style-name="P104"/>
      <text:p text:style-name="P104"/>
      <text:p text:style-name="P104"/>
      <text:p text:style-name="P104"/>
      <text:p text:style-name="P104"/>
      <text:p text:style-name="P106"><text:soft-page-break/>(Frazémák) Állandósult szókapcsolatok </text:p>
      <text:p text:style-name="P106"/>
      <text:p text:style-name="P106">társalgási stílusban gyakoribb mint bármely másik stílusban </text:p>
      <text:p text:style-name="P106"/>
      <text:p text:style-name="P106">olyan állandósult szókapcsolatok, mondatok amelyek sokszor egyetlen <text:span text:style-name="T41">szóva</text:span>l helyettesíthetőek </text:p>
      <text:p text:style-name="P106">jelentésük általában nem található az alkotó elemek jelentéséből ki átvitt értelemben használjuk </text:p>
      <text:p text:style-name="P106"/>
      <text:p text:style-name="P107">gyakran együtt használt szavak a nyelv régi történetében és mára már új jelentést kap </text:p>
      <text:p text:style-name="P107">pl: <text:tab/>fűbe harap ma simán halál <text:tab/> régen csata leírásban a lovak halála </text:p>
      <text:p text:style-name="P107"><text:tab/>tűzről pattant menyecske <text:tab/><text:tab/>nem nagyon használt</text:p>
      <text:p text:style-name="P107"><text:tab/>életre való <text:tab/>képes az életre <text:tab/></text:p>
      <text:p text:style-name="P107"/>
      <text:p text:style-name="P107">ezek csak szókapcsolatok de vannak ilyen mondatok tágabb értelemben az állandósult szókapcsolat jelenthet szókapcsolatot is amelynek jelentése más mint a benne lévő szavak jelentése </text:p>
      <text:p text:style-name="P107"/>
      <text:p text:style-name="P107">pl.: él mint hal a vízben. <text:tab/><text:tab/>jelentése.: Jól érzi magát </text:p>
      <text:p text:style-name="P107">ebben a tág jelentésben nevezhetjük szólásnak <text:tab/>állandó szókapcsolat és annak a neve </text:p>
      <text:p text:style-name="P107"/>
      <text:p text:style-name="P107">szólások 2 sajátos típusa </text:p>
      <text:p text:style-name="P107"/>
      <text:p text:style-name="P107">közmondás </text:p>
      <text:p text:style-name="P107">élettapasztalat bölcsesség kifejezése aminek a költőjét nem ismerjük </text:p>
      <text:p text:style-name="P107"/>
      <text:p text:style-name="P107"/>
      <text:p text:style-name="P107">szálló ige </text:p>
      <text:p text:style-name="P107">bölcsesség tapasztalat aminek a szerzője ismert </text:p>
      <text:p text:style-name="P107"/>
      <text:p text:style-name="P107">3-3 gyűjtése </text:p>
      <text:p text:style-name="P10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06T08:08:42.056212520</meta:creation-date>
    <dc:date>2023-02-17T10:37:09.718036666</dc:date>
    <meta:editing-duration>PT3H10M17S</meta:editing-duration>
    <meta:editing-cycles>35</meta:editing-cycles>
    <meta:generator>LibreOffice/7.0.4.2$Linux_AARCH64 LibreOffice_project/00$Build-2</meta:generator>
    <meta:document-statistic meta:table-count="0" meta:image-count="0" meta:object-count="0" meta:page-count="17" meta:paragraph-count="469" meta:word-count="2927" meta:character-count="20795" meta:non-whitespace-character-count="16764"/>
  </office:meta>
</office:document-meta>
</file>